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1.921cm"/>
    </style:style>
    <style:style style:name="co9" style:family="table-column">
      <style:table-column-properties fo:break-before="auto" style:column-width="4.184cm"/>
    </style:style>
    <style:style style:name="co10" style:family="table-column">
      <style:table-column-properties fo:break-before="auto" style:column-width="4.822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3.011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3.828cm"/>
    </style:style>
    <style:style style:name="co15" style:family="table-column">
      <style:table-column-properties fo:break-before="auto" style:column-width="2.27cm"/>
    </style:style>
    <style:style style:name="co16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9"/>
    <style:style style:name="ce8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92d050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22">
      <style:table-cell-properties fo:background-color="#92d050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"/>
    <style:style style:name="ce23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41"/>
    <style:style style:name="ce25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43"/>
    <style:style style:name="ce29" style:family="table-cell" style:parent-style-name="Default" style:data-style-name="N142"/>
    <style:style style:name="ce30" style:family="table-cell" style:parent-style-name="Default" style:data-style-name="N124">
      <style:table-cell-properties style:text-align-source="fix" style:repeat-content="false"/>
      <style:paragraph-properties fo:text-align="start" fo:margin-left="0.706cm"/>
    </style:style>
    <style:style style:name="ce31" style:family="table-cell" style:parent-style-name="Default" style:data-style-name="N61"/>
    <style:style style:name="ce32" style:family="table-cell" style:parent-style-name="Default" style:data-style-name="N0">
      <style:table-cell-properties fo:background-color="#c4d79b"/>
    </style:style>
    <style:style style:name="ce33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6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σ N1+N2</text:p>
          </table:table-cell>
          <table:table-cell table:style-name="ce32" office:value-type="string" calcext:value-type="string">
            <text:p>Rm</text:p>
          </table:table-cell>
          <table:table-cell table:style-name="ce32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2" office:value-type="string" calcext:value-type="string">
            <text:p>Rc</text:p>
          </table:table-cell>
          <table:table-cell table:style-name="ce32" office:value-type="string" calcext:value-type="string">
            <text:p><text:s/>σ Rc</text:p>
          </table:table-cell>
          <table:table-cell office:value-type="string" calcext:value-type="string">
            <text:p>N corr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12" table:formula="of:=SQRT([.F2])" office:value-type="float" office:value="173.207967484178" calcext:value-type="float">
            <text:p>173.21</text:p>
          </table:table-cell>
          <table:table-cell table:style-name="ce12" table:formula="of:=[.F2]/120" office:value-type="float" office:value="250.008333333333" calcext:value-type="float">
            <text:p>250.01</text:p>
          </table:table-cell>
          <table:table-cell table:style-name="ce12" table:formula="of:=[.G2]/120" office:value-type="float" office:value="1.44339972903482" calcext:value-type="float">
            <text:p>1.44</text:p>
          </table:table-cell>
          <table:table-cell table:style-name="ce12" table:formula="of:=[.H2]-[.$H$6]" office:value-type="float" office:value="249.541666666667" calcext:value-type="float">
            <text:p>249.54</text:p>
          </table:table-cell>
          <table:table-cell table:style-name="ce12" table:formula="of:=([.I2]^2+[.$I$6]^2)^0.5" office:value-type="float" office:value="1.44474622915814" calcext:value-type="float">
            <text:p>1.44</text:p>
          </table:table-cell>
          <table:table-cell table:style-name="ce12" table:formula="of:=[.J2]/(1-[.J2]*[.$P$2])" office:value-type="float" office:value="278.330589415553" calcext:value-type="float">
            <text:p>278.33</text:p>
          </table:table-cell>
          <table:table-cell table:style-name="ce12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12"/>
          <table:table-cell/>
          <table:table-cell table:style-name="ce31" table:formula="of:=([.J2]+[.J3]-[.J4])/(2*[.J2]*[.J3])" office:value-type="float" office:value="0.000414497011509201" calcext:value-type="float">
            <text:p>4.14E-04</text:p>
          </table:table-cell>
          <table:table-cell table:style-name="ce31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style-name="Default" office:value-type="float" office:value="2481" calcext:value-type="float">
            <text:p>2481</text:p>
          </table:table-cell>
          <table:table-cell table:style-name="ce12" table:formula="of:=SQRT([.W2])" office:value-type="float" office:value="49.8096376216491" calcext:value-type="float">
            <text:p>49.81</text:p>
          </table:table-cell>
          <table:table-cell table:style-name="ce33" table:formula="of:=[.W2]/30" office:value-type="float" office:value="82.7" calcext:value-type="float">
            <text:p>82.70</text:p>
          </table:table-cell>
          <table:table-cell table:style-name="ce33" table:formula="of:=[.X2]/30" office:value-type="float" office:value="1.66032125405497" calcext:value-type="float">
            <text:p>1.66</text:p>
          </table:table-cell>
          <table:table-cell table:style-name="ce12" table:formula="of:=[.Y2]-[.$H$6]" office:value-type="float" office:value="82.2333333333333" calcext:value-type="float">
            <text:p>82.23</text:p>
          </table:table-cell>
          <table:table-cell table:style-name="ce12" table:formula="of:=([.Z2]^2+[.$I$6]^2)^0.5" office:value-type="float" office:value="1.66149196674421" calcext:value-type="float">
            <text:p>1.66</text:p>
          </table:table-cell>
          <table:table-cell table:style-name="ce33" table:formula="of:=[.AA2]/(1-[.AA2]*[.$P$2])" office:value-type="float" office:value="85.1352069536327" calcext:value-type="float">
            <text:p>85.14</text:p>
          </table:table-cell>
          <table:table-cell table:style-name="ce33" table:formula="of:=([.AB2]^2/(1-[.AA2]*[.$P$2])^4+([.AA2]^2/(1-[.AA2]*[.$P$2])^2)^2*[.$Q$2]^2)^0.5" office:value-type="float" office:value="1.78699506959463" calcext:value-type="float">
            <text:p>1.79</text:p>
          </table:table-cell>
          <table:table-cell table:formula="of:=[.AC2]*30" office:value-type="float" office:value="2554.05620860898" calcext:value-type="float">
            <text:p>2554.056208609</text:p>
          </table:table-cell>
          <table:table-cell table:formula="of:=[.AD2]*30" office:value-type="float" office:value="53.6098520878389" calcext:value-type="float">
            <text:p>53.6098520878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12" table:formula="of:=SQRT([.F3])" office:value-type="float" office:value="172.078470472049" calcext:value-type="float">
            <text:p>172.08</text:p>
          </table:table-cell>
          <table:table-cell table:style-name="ce12" table:formula="of:=[.F3]/120" office:value-type="float" office:value="246.758333333333" calcext:value-type="float">
            <text:p>246.76</text:p>
          </table:table-cell>
          <table:table-cell table:style-name="ce12" table:formula="of:=[.G3]/120" office:value-type="float" office:value="1.43398725393375" calcext:value-type="float">
            <text:p>1.43</text:p>
          </table:table-cell>
          <table:table-cell table:style-name="ce12" table:formula="of:=[.H3]-[.$H$6]" office:value-type="float" office:value="246.291666666667" calcext:value-type="float">
            <text:p>246.29</text:p>
          </table:table-cell>
          <table:table-cell table:style-name="ce12" table:formula="of:=([.I3]^2+[.$I$6]^2)^0.5" office:value-type="float" office:value="1.43534258396152" calcext:value-type="float">
            <text:p>1.44</text:p>
          </table:table-cell>
          <table:table-cell table:style-name="ce12" table:formula="of:=[.J3]/(1-[.J3]*[.$P$2])" office:value-type="float" office:value="274.29351228553" calcext:value-type="float">
            <text:p>274.29</text:p>
          </table:table-cell>
          <table:table-cell table:style-name="ce12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12"/>
          <table:table-cell table:number-columns-repeated="8"/>
          <table:table-cell table:style-name="Default" office:value-type="float" office:value="2572" calcext:value-type="float">
            <text:p>2572</text:p>
          </table:table-cell>
          <table:table-cell table:style-name="ce12" table:formula="of:=SQRT([.W3])" office:value-type="float" office:value="50.7148893324239" calcext:value-type="float">
            <text:p>50.71</text:p>
          </table:table-cell>
          <table:table-cell table:style-name="ce33" table:formula="of:=[.W3]/30" office:value-type="float" office:value="85.7333333333333" calcext:value-type="float">
            <text:p>85.73</text:p>
          </table:table-cell>
          <table:table-cell table:style-name="ce33" table:formula="of:=[.X3]/30" office:value-type="float" office:value="1.6904963110808" calcext:value-type="float">
            <text:p>1.69</text:p>
          </table:table-cell>
          <table:table-cell table:style-name="ce12" table:formula="of:=[.Y3]-[.$H$6]" office:value-type="float" office:value="85.2666666666667" calcext:value-type="float">
            <text:p>85.27</text:p>
          </table:table-cell>
          <table:table-cell table:style-name="ce12" table:formula="of:=([.Z3]^2+[.$I$6]^2)^0.5" office:value-type="float" office:value="1.69164614109058" calcext:value-type="float">
            <text:p>1.69</text:p>
          </table:table-cell>
          <table:table-cell table:style-name="ce33" table:formula="of:=[.AA3]/(1-[.AA3]*[.$P$2])" office:value-type="float" office:value="88.3906373865928" calcext:value-type="float">
            <text:p>88.39</text:p>
          </table:table-cell>
          <table:table-cell table:style-name="ce33" table:formula="of:=([.AB3]^2/(1-[.AA3]*[.$P$2])^4+([.AA3]^2/(1-[.AA3]*[.$P$2])^2)^2*[.$Q$2]^2)^0.5" office:value-type="float" office:value="1.82489642425134" calcext:value-type="float">
            <text:p>1.82</text:p>
          </table:table-cell>
          <table:table-cell table:formula="of:=[.AC3]*30" office:value-type="float" office:value="2651.71912159778" calcext:value-type="float">
            <text:p>2651.7191215978</text:p>
          </table:table-cell>
          <table:table-cell table:formula="of:=[.AD3]*30" office:value-type="float" office:value="54.7468927275402" calcext:value-type="float">
            <text:p>54.7468927275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12" table:formula="of:=SQRT([.F4])" office:value-type="float" office:value="231.175258191702" calcext:value-type="float">
            <text:p>231.18</text:p>
          </table:table-cell>
          <table:table-cell table:style-name="ce12" table:formula="of:=[.F4]/120" office:value-type="float" office:value="445.35" calcext:value-type="float">
            <text:p>445.35</text:p>
          </table:table-cell>
          <table:table-cell table:style-name="ce12" table:formula="of:=[.G4]/120" office:value-type="float" office:value="1.92646048493085" calcext:value-type="float">
            <text:p>1.93</text:p>
          </table:table-cell>
          <table:table-cell table:style-name="ce12" table:formula="of:=[.H4]-[.$H$6]" office:value-type="float" office:value="444.883333333333" calcext:value-type="float">
            <text:p>444.88</text:p>
          </table:table-cell>
          <table:table-cell table:style-name="ce12" table:formula="of:=([.I4]^2+[.$I$6]^2)^0.5" office:value-type="float" office:value="1.92746955589158" calcext:value-type="float">
            <text:p>1.93</text:p>
          </table:table-cell>
          <table:table-cell table:style-name="ce12" table:formula="of:=[.J4]/(1-[.J4]*[.$P$2])" office:value-type="float" office:value="545.469430196243" calcext:value-type="float">
            <text:p>545.47</text:p>
          </table:table-cell>
          <table:table-cell table:style-name="ce12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12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style-name="Default" office:value-type="float" office:value="2569" calcext:value-type="float">
            <text:p>2569</text:p>
          </table:table-cell>
          <table:table-cell table:style-name="ce12" table:formula="of:=SQRT([.W4])" office:value-type="float" office:value="50.6853035898967" calcext:value-type="float">
            <text:p>50.69</text:p>
          </table:table-cell>
          <table:table-cell table:style-name="ce33" table:formula="of:=[.W4]/30" office:value-type="float" office:value="85.6333333333333" calcext:value-type="float">
            <text:p>85.63</text:p>
          </table:table-cell>
          <table:table-cell table:style-name="ce33" table:formula="of:=[.X4]/30" office:value-type="float" office:value="1.68951011966323" calcext:value-type="float">
            <text:p>1.69</text:p>
          </table:table-cell>
          <table:table-cell table:style-name="ce12" table:formula="of:=[.Y4]-[.$H$6]" office:value-type="float" office:value="85.1666666666667" calcext:value-type="float">
            <text:p>85.17</text:p>
          </table:table-cell>
          <table:table-cell table:style-name="ce12" table:formula="of:=([.Z4]^2+[.$I$6]^2)^0.5" office:value-type="float" office:value="1.69066062038877" calcext:value-type="float">
            <text:p>1.69</text:p>
          </table:table-cell>
          <table:table-cell table:style-name="ce33" table:formula="of:=[.AA4]/(1-[.AA4]*[.$P$2])" office:value-type="float" office:value="88.2831802410608" calcext:value-type="float">
            <text:p>88.28</text:p>
          </table:table-cell>
          <table:table-cell table:style-name="ce33" table:formula="of:=([.AB4]^2/(1-[.AA4]*[.$P$2])^4+([.AA4]^2/(1-[.AA4]*[.$P$2])^2)^2*[.$Q$2]^2)^0.5" office:value-type="float" office:value="1.82365187568877" calcext:value-type="float">
            <text:p>1.82</text:p>
          </table:table-cell>
          <table:table-cell table:formula="of:=[.AC4]*30" office:value-type="float" office:value="2648.49540723182" calcext:value-type="float">
            <text:p>2648.4954072318</text:p>
          </table:table-cell>
          <table:table-cell table:formula="of:=[.AD4]*30" office:value-type="float" office:value="54.7095562706631" calcext:value-type="float">
            <text:p>54.7095562707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12" table:number-columns-repeated="8"/>
          <table:table-cell table:number-columns-repeated="8"/>
          <table:table-cell table:style-name="Default" office:value-type="float" office:value="2494" calcext:value-type="float">
            <text:p>2494</text:p>
          </table:table-cell>
          <table:table-cell table:style-name="ce12" table:formula="of:=SQRT([.W5])" office:value-type="float" office:value="49.9399639567351" calcext:value-type="float">
            <text:p>49.94</text:p>
          </table:table-cell>
          <table:table-cell table:style-name="ce33" table:formula="of:=[.W5]/30" office:value-type="float" office:value="83.1333333333333" calcext:value-type="float">
            <text:p>83.13</text:p>
          </table:table-cell>
          <table:table-cell table:style-name="ce33" table:formula="of:=[.X5]/30" office:value-type="float" office:value="1.6646654652245" calcext:value-type="float">
            <text:p>1.66</text:p>
          </table:table-cell>
          <table:table-cell table:style-name="ce12" table:formula="of:=[.Y5]-[.$H$6]" office:value-type="float" office:value="82.6666666666667" calcext:value-type="float">
            <text:p>82.67</text:p>
          </table:table-cell>
          <table:table-cell table:style-name="ce12" table:formula="of:=([.Z5]^2+[.$I$6]^2)^0.5" office:value-type="float" office:value="1.66583312489577" calcext:value-type="float">
            <text:p>1.67</text:p>
          </table:table-cell>
          <table:table-cell table:style-name="ce33" table:formula="of:=[.AA5]/(1-[.AA5]*[.$P$2])" office:value-type="float" office:value="85.5997494681466" calcext:value-type="float">
            <text:p>85.60</text:p>
          </table:table-cell>
          <table:table-cell table:style-name="ce33" table:formula="of:=([.AB5]^2/(1-[.AA5]*[.$P$2])^4+([.AA5]^2/(1-[.AA5]*[.$P$2])^2)^2*[.$Q$2]^2)^0.5" office:value-type="float" office:value="1.79242909553472" calcext:value-type="float">
            <text:p>1.79</text:p>
          </table:table-cell>
          <table:table-cell table:formula="of:=[.AC5]*30" office:value-type="float" office:value="2567.9924840444" calcext:value-type="float">
            <text:p>2567.9924840444</text:p>
          </table:table-cell>
          <table:table-cell table:formula="of:=[.AD5]*30" office:value-type="float" office:value="53.7728728660416" calcext:value-type="float">
            <text:p>53.772872866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13" table:formula="of:=SQRT([.F6])" office:value-type="float" office:value="7.48331477354788" calcext:value-type="float">
            <text:p>7.48</text:p>
          </table:table-cell>
          <table:table-cell table:style-name="ce16" table:formula="of:=[.F6]/120" office:value-type="float" office:value="0.466666666666667" calcext:value-type="float">
            <text:p>0.467</text:p>
          </table:table-cell>
          <table:table-cell table:style-name="ce16" table:formula="of:=[.G6]/120" office:value-type="float" office:value="0.0623609564462324" calcext:value-type="float">
            <text:p>0.062</text:p>
          </table:table-cell>
          <table:table-cell table:style-name="ce12" table:number-columns-repeated="5"/>
          <table:table-cell table:number-columns-repeated="8"/>
          <table:table-cell table:style-name="Default" office:value-type="float" office:value="2524" calcext:value-type="float">
            <text:p>2524</text:p>
          </table:table-cell>
          <table:table-cell table:style-name="ce12" table:formula="of:=SQRT([.W6])" office:value-type="float" office:value="50.2394267483219" calcext:value-type="float">
            <text:p>50.24</text:p>
          </table:table-cell>
          <table:table-cell table:style-name="ce33" table:formula="of:=[.W6]/30" office:value-type="float" office:value="84.1333333333333" calcext:value-type="float">
            <text:p>84.13</text:p>
          </table:table-cell>
          <table:table-cell table:style-name="ce33" table:formula="of:=[.X6]/30" office:value-type="float" office:value="1.6746475582774" calcext:value-type="float">
            <text:p>1.67</text:p>
          </table:table-cell>
          <table:table-cell table:style-name="ce12" table:formula="of:=[.Y6]-[.$H$6]" office:value-type="float" office:value="83.6666666666667" calcext:value-type="float">
            <text:p>83.67</text:p>
          </table:table-cell>
          <table:table-cell table:style-name="ce12" table:formula="of:=([.Z6]^2+[.$I$6]^2)^0.5" office:value-type="float" office:value="1.67580826269992" calcext:value-type="float">
            <text:p>1.68</text:p>
          </table:table-cell>
          <table:table-cell table:style-name="ce33" table:formula="of:=[.AA6]/(1-[.AA6]*[.$P$2])" office:value-type="float" office:value="86.6724304375146" calcext:value-type="float">
            <text:p>86.67</text:p>
          </table:table-cell>
          <table:table-cell table:style-name="ce33" table:formula="of:=([.AB6]^2/(1-[.AA6]*[.$P$2])^4+([.AA6]^2/(1-[.AA6]*[.$P$2])^2)^2*[.$Q$2]^2)^0.5" office:value-type="float" office:value="1.80494383877072" calcext:value-type="float">
            <text:p>1.80</text:p>
          </table:table-cell>
          <table:table-cell table:formula="of:=[.AC6]*30" office:value-type="float" office:value="2600.17291312544" calcext:value-type="float">
            <text:p>2600.1729131254</text:p>
          </table:table-cell>
          <table:table-cell table:formula="of:=[.AD6]*30" office:value-type="float" office:value="54.1483151631216" calcext:value-type="float">
            <text:p>54.1483151631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29" calcext:value-type="float">
            <text:p>2529</text:p>
          </table:table-cell>
          <table:table-cell table:style-name="ce12" table:formula="of:=SQRT([.W7])" office:value-type="float" office:value="50.2891638427206" calcext:value-type="float">
            <text:p>50.29</text:p>
          </table:table-cell>
          <table:table-cell table:style-name="ce33" table:formula="of:=[.W7]/30" office:value-type="float" office:value="84.3" calcext:value-type="float">
            <text:p>84.30</text:p>
          </table:table-cell>
          <table:table-cell table:style-name="ce33" table:formula="of:=[.X7]/30" office:value-type="float" office:value="1.67630546142402" calcext:value-type="float">
            <text:p>1.68</text:p>
          </table:table-cell>
          <table:table-cell table:style-name="ce12" table:formula="of:=[.Y7]-[.$H$6]" office:value-type="float" office:value="83.8333333333333" calcext:value-type="float">
            <text:p>83.83</text:p>
          </table:table-cell>
          <table:table-cell table:style-name="ce12" table:formula="of:=([.Z7]^2+[.$I$6]^2)^0.5" office:value-type="float" office:value="1.67746501867815" calcext:value-type="float">
            <text:p>1.68</text:p>
          </table:table-cell>
          <table:table-cell table:style-name="ce33" table:formula="of:=[.AA7]/(1-[.AA7]*[.$P$2])" office:value-type="float" office:value="86.8513001658863" calcext:value-type="float">
            <text:p>86.85</text:p>
          </table:table-cell>
          <table:table-cell table:style-name="ce33" table:formula="of:=([.AB7]^2/(1-[.AA7]*[.$P$2])^4+([.AA7]^2/(1-[.AA7]*[.$P$2])^2)^2*[.$Q$2]^2)^0.5" office:value-type="float" office:value="1.80702625640019" calcext:value-type="float">
            <text:p>1.81</text:p>
          </table:table-cell>
          <table:table-cell table:formula="of:=[.AC7]*30" office:value-type="float" office:value="2605.53900497659" calcext:value-type="float">
            <text:p>2605.5390049766</text:p>
          </table:table-cell>
          <table:table-cell table:formula="of:=[.AD7]*30" office:value-type="float" office:value="54.2107876920057" calcext:value-type="float">
            <text:p>54.21078769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0" calcext:value-type="float">
            <text:p>2470</text:p>
          </table:table-cell>
          <table:table-cell table:style-name="ce12" table:formula="of:=SQRT([.W8])" office:value-type="float" office:value="49.6990945591567" calcext:value-type="float">
            <text:p>49.70</text:p>
          </table:table-cell>
          <table:table-cell table:style-name="ce33" table:formula="of:=[.W8]/30" office:value-type="float" office:value="82.3333333333333" calcext:value-type="float">
            <text:p>82.33</text:p>
          </table:table-cell>
          <table:table-cell table:style-name="ce33" table:formula="of:=[.X8]/30" office:value-type="float" office:value="1.65663648530522" calcext:value-type="float">
            <text:p>1.66</text:p>
          </table:table-cell>
          <table:table-cell table:style-name="ce12" table:formula="of:=[.Y8]-[.$H$6]" office:value-type="float" office:value="81.8666666666667" calcext:value-type="float">
            <text:p>81.87</text:p>
          </table:table-cell>
          <table:table-cell table:style-name="ce12" table:formula="of:=([.Z8]^2+[.$I$6]^2)^0.5" office:value-type="float" office:value="1.65780980010776" calcext:value-type="float">
            <text:p>1.66</text:p>
          </table:table-cell>
          <table:table-cell table:style-name="ce33" table:formula="of:=[.AA8]/(1-[.AA8]*[.$P$2])" office:value-type="float" office:value="84.7422674391539" calcext:value-type="float">
            <text:p>84.74</text:p>
          </table:table-cell>
          <table:table-cell table:style-name="ce33" table:formula="of:=([.AB8]^2/(1-[.AA8]*[.$P$2])^4+([.AA8]^2/(1-[.AA8]*[.$P$2])^2)^2*[.$Q$2]^2)^0.5" office:value-type="float" office:value="1.78239176088324" calcext:value-type="float">
            <text:p>1.78</text:p>
          </table:table-cell>
          <table:table-cell table:formula="of:=[.AC8]*30" office:value-type="float" office:value="2542.26802317462" calcext:value-type="float">
            <text:p>2542.2680231746</text:p>
          </table:table-cell>
          <table:table-cell table:formula="of:=[.AD8]*30" office:value-type="float" office:value="53.4717528264972" calcext:value-type="float">
            <text:p>53.4717528265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7"/>
          <table:table-cell table:style-name="Default" office:value-type="float" office:value="2494" calcext:value-type="float">
            <text:p>2494</text:p>
          </table:table-cell>
          <table:table-cell table:style-name="ce12" table:formula="of:=SQRT([.W9])" office:value-type="float" office:value="49.9399639567351" calcext:value-type="float">
            <text:p>49.94</text:p>
          </table:table-cell>
          <table:table-cell table:style-name="ce33" table:formula="of:=[.W9]/30" office:value-type="float" office:value="83.1333333333333" calcext:value-type="float">
            <text:p>83.13</text:p>
          </table:table-cell>
          <table:table-cell table:style-name="ce33" table:formula="of:=[.X9]/30" office:value-type="float" office:value="1.6646654652245" calcext:value-type="float">
            <text:p>1.66</text:p>
          </table:table-cell>
          <table:table-cell table:style-name="ce12" table:formula="of:=[.Y9]-[.$H$6]" office:value-type="float" office:value="82.6666666666667" calcext:value-type="float">
            <text:p>82.67</text:p>
          </table:table-cell>
          <table:table-cell table:style-name="ce12" table:formula="of:=([.Z9]^2+[.$I$6]^2)^0.5" office:value-type="float" office:value="1.66583312489577" calcext:value-type="float">
            <text:p>1.67</text:p>
          </table:table-cell>
          <table:table-cell table:style-name="ce33" table:formula="of:=[.AA9]/(1-[.AA9]*[.$P$2])" office:value-type="float" office:value="85.5997494681466" calcext:value-type="float">
            <text:p>85.60</text:p>
          </table:table-cell>
          <table:table-cell table:style-name="ce33" table:formula="of:=([.AB9]^2/(1-[.AA9]*[.$P$2])^4+([.AA9]^2/(1-[.AA9]*[.$P$2])^2)^2*[.$Q$2]^2)^0.5" office:value-type="float" office:value="1.79242909553472" calcext:value-type="float">
            <text:p>1.79</text:p>
          </table:table-cell>
          <table:table-cell table:formula="of:=[.AC9]*30" office:value-type="float" office:value="2567.9924840444" calcext:value-type="float">
            <text:p>2567.9924840444</text:p>
          </table:table-cell>
          <table:table-cell table:formula="of:=[.AD9]*30" office:value-type="float" office:value="53.7728728660416" calcext:value-type="float">
            <text:p>53.77287286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4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8" table:formula="of:=[.G10]/120" office:value-type="float" office:value="0.392729055598273" calcext:value-type="float">
            <text:p>0.393</text:p>
          </table:table-cell>
          <table:table-cell table:style-name="ce15" table:formula="of:=[.H10]-[.H6]" office:value-type="float" office:value="18.0416666666667" calcext:value-type="float">
            <text:p>18.04</text:p>
          </table:table-cell>
          <table:table-cell table:style-name="ce15" table:formula="of:=([.I10]^2+[.$I$6]^2)^0.5" office:value-type="float" office:value="0.397649343014672" calcext:value-type="float">
            <text:p>0.40</text:p>
          </table:table-cell>
          <table:table-cell table:style-name="ce15" table:formula="of:=[.J10]/(1-[.J10]*[.$P$2])" office:value-type="float" office:value="18.1776027228406" calcext:value-type="float">
            <text:p>18.18</text:p>
          </table:table-cell>
          <table:table-cell table:style-name="ce18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5" table:formula="of:=[.L10]/0.9" office:value-type="float" office:value="20.1973363587118" calcext:value-type="float">
            <text:p>20.20</text:p>
          </table:table-cell>
          <table:table-cell table:style-name="ce15" table:formula="of:=[.M10]/0.9" office:value-type="float" office:value="0.448515716312221" calcext:value-type="float">
            <text:p>0.45</text:p>
          </table:table-cell>
          <table:table-cell table:number-columns-repeated="7"/>
          <table:table-cell table:style-name="Default" office:value-type="float" office:value="2448" calcext:value-type="float">
            <text:p>2448</text:p>
          </table:table-cell>
          <table:table-cell table:style-name="ce12" table:formula="of:=SQRT([.W10])" office:value-type="float" office:value="49.4772675074119" calcext:value-type="float">
            <text:p>49.48</text:p>
          </table:table-cell>
          <table:table-cell table:style-name="ce33" table:formula="of:=[.W10]/30" office:value-type="float" office:value="81.6" calcext:value-type="float">
            <text:p>81.60</text:p>
          </table:table-cell>
          <table:table-cell table:style-name="ce33" table:formula="of:=[.X10]/30" office:value-type="float" office:value="1.64924225024706" calcext:value-type="float">
            <text:p>1.65</text:p>
          </table:table-cell>
          <table:table-cell table:style-name="ce12" table:formula="of:=[.Y10]-[.$H$6]" office:value-type="float" office:value="81.1333333333333" calcext:value-type="float">
            <text:p>81.13</text:p>
          </table:table-cell>
          <table:table-cell table:style-name="ce12" table:formula="of:=([.Z10]^2+[.$I$6]^2)^0.5" office:value-type="float" office:value="1.65042082175695" calcext:value-type="float">
            <text:p>1.65</text:p>
          </table:table-cell>
          <table:table-cell table:style-name="ce33" table:formula="of:=[.AA10]/(1-[.AA10]*[.$P$2])" office:value-type="float" office:value="83.9567591985935" calcext:value-type="float">
            <text:p>83.96</text:p>
          </table:table-cell>
          <table:table-cell table:style-name="ce33" table:formula="of:=([.AB10]^2/(1-[.AA10]*[.$P$2])^4+([.AA10]^2/(1-[.AA10]*[.$P$2])^2)^2*[.$Q$2]^2)^0.5" office:value-type="float" office:value="1.7731703533203" calcext:value-type="float">
            <text:p>1.77</text:p>
          </table:table-cell>
          <table:table-cell table:formula="of:=[.AC10]*30" office:value-type="float" office:value="2518.7027759578" calcext:value-type="float">
            <text:p>2518.7027759578</text:p>
          </table:table-cell>
          <table:table-cell table:formula="of:=[.AD10]*30" office:value-type="float" office:value="53.195110599609" calcext:value-type="float">
            <text:p>53.1951105996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94" calcext:value-type="float">
            <text:p>2594</text:p>
          </table:table-cell>
          <table:table-cell table:style-name="ce12" table:formula="of:=SQRT([.W11])" office:value-type="float" office:value="50.9313263129874" calcext:value-type="float">
            <text:p>50.93</text:p>
          </table:table-cell>
          <table:table-cell table:style-name="ce33" table:formula="of:=[.W11]/30" office:value-type="float" office:value="86.4666666666667" calcext:value-type="float">
            <text:p>86.47</text:p>
          </table:table-cell>
          <table:table-cell table:style-name="ce33" table:formula="of:=[.X11]/30" office:value-type="float" office:value="1.69771087709958" calcext:value-type="float">
            <text:p>1.70</text:p>
          </table:table-cell>
          <table:table-cell table:style-name="ce12" table:formula="of:=[.Y11]-[.$H$6]" office:value-type="float" office:value="86" calcext:value-type="float">
            <text:p>86.00</text:p>
          </table:table-cell>
          <table:table-cell table:style-name="ce12" table:formula="of:=([.Z11]^2+[.$I$6]^2)^0.5" office:value-type="float" office:value="1.6988558241096" calcext:value-type="float">
            <text:p>1.70</text:p>
          </table:table-cell>
          <table:table-cell table:style-name="ce33" table:formula="of:=[.AA11]/(1-[.AA11]*[.$P$2])" office:value-type="float" office:value="89.1789387082348" calcext:value-type="float">
            <text:p>89.18</text:p>
          </table:table-cell>
          <table:table-cell table:style-name="ce33" table:formula="of:=([.AB11]^2/(1-[.AA11]*[.$P$2])^4+([.AA11]^2/(1-[.AA11]*[.$P$2])^2)^2*[.$Q$2]^2)^0.5" office:value-type="float" office:value="1.83401324637346" calcext:value-type="float">
            <text:p>1.83</text:p>
          </table:table-cell>
          <table:table-cell table:formula="of:=[.AC11]*30" office:value-type="float" office:value="2675.36816124704" calcext:value-type="float">
            <text:p>2675.3681612471</text:p>
          </table:table-cell>
          <table:table-cell table:formula="of:=[.AD11]*30" office:value-type="float" office:value="55.0203973912038" calcext:value-type="float">
            <text:p>55.020397391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56" calcext:value-type="float">
            <text:p>2456</text:p>
          </table:table-cell>
          <table:table-cell table:style-name="ce12" table:formula="of:=SQRT([.W12])" office:value-type="float" office:value="49.5580467734555" calcext:value-type="float">
            <text:p>49.56</text:p>
          </table:table-cell>
          <table:table-cell table:style-name="ce33" table:formula="of:=[.W12]/30" office:value-type="float" office:value="81.8666666666667" calcext:value-type="float">
            <text:p>81.87</text:p>
          </table:table-cell>
          <table:table-cell table:style-name="ce33" table:formula="of:=[.X12]/30" office:value-type="float" office:value="1.65193489244852" calcext:value-type="float">
            <text:p>1.65</text:p>
          </table:table-cell>
          <table:table-cell table:style-name="ce12" table:formula="of:=[.Y12]-[.$H$6]" office:value-type="float" office:value="81.4" calcext:value-type="float">
            <text:p>81.40</text:p>
          </table:table-cell>
          <table:table-cell table:style-name="ce12" table:formula="of:=([.Z12]^2+[.$I$6]^2)^0.5" office:value-type="float" office:value="1.65311154426366" calcext:value-type="float">
            <text:p>1.65</text:p>
          </table:table-cell>
          <table:table-cell table:style-name="ce33" table:formula="of:=[.AA12]/(1-[.AA12]*[.$P$2])" office:value-type="float" office:value="84.2423413777296" calcext:value-type="float">
            <text:p>84.24</text:p>
          </table:table-cell>
          <table:table-cell table:style-name="ce33" table:formula="of:=([.AB12]^2/(1-[.AA12]*[.$P$2])^4+([.AA12]^2/(1-[.AA12]*[.$P$2])^2)^2*[.$Q$2]^2)^0.5" office:value-type="float" office:value="1.77652589536838" calcext:value-type="float">
            <text:p>1.78</text:p>
          </table:table-cell>
          <table:table-cell table:formula="of:=[.AC12]*30" office:value-type="float" office:value="2527.27024133189" calcext:value-type="float">
            <text:p>2527.2702413319</text:p>
          </table:table-cell>
          <table:table-cell table:formula="of:=[.AD12]*30" office:value-type="float" office:value="53.2957768610514" calcext:value-type="float">
            <text:p>53.2957768611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9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71" calcext:value-type="float">
            <text:p>2471</text:p>
          </table:table-cell>
          <table:table-cell table:style-name="ce12" table:formula="of:=SQRT([.W13])" office:value-type="float" office:value="49.7091540865463" calcext:value-type="float">
            <text:p>49.71</text:p>
          </table:table-cell>
          <table:table-cell table:style-name="ce33" table:formula="of:=[.W13]/30" office:value-type="float" office:value="82.3666666666667" calcext:value-type="float">
            <text:p>82.37</text:p>
          </table:table-cell>
          <table:table-cell table:style-name="ce33" table:formula="of:=[.X13]/30" office:value-type="float" office:value="1.65697180288488" calcext:value-type="float">
            <text:p>1.66</text:p>
          </table:table-cell>
          <table:table-cell table:style-name="ce12" table:formula="of:=[.Y13]-[.$H$6]" office:value-type="float" office:value="81.9" calcext:value-type="float">
            <text:p>81.90</text:p>
          </table:table-cell>
          <table:table-cell table:style-name="ce12" table:formula="of:=([.Z13]^2+[.$I$6]^2)^0.5" office:value-type="float" office:value="1.65814488041439" calcext:value-type="float">
            <text:p>1.66</text:p>
          </table:table-cell>
          <table:table-cell table:style-name="ce33" table:formula="of:=[.AA13]/(1-[.AA13]*[.$P$2])" office:value-type="float" office:value="84.7779841042392" calcext:value-type="float">
            <text:p>84.78</text:p>
          </table:table-cell>
          <table:table-cell table:style-name="ce33" table:formula="of:=([.AB13]^2/(1-[.AA13]*[.$P$2])^4+([.AA13]^2/(1-[.AA13]*[.$P$2])^2)^2*[.$Q$2]^2)^0.5" office:value-type="float" office:value="1.7828104454735" calcext:value-type="float">
            <text:p>1.78</text:p>
          </table:table-cell>
          <table:table-cell table:formula="of:=[.AC13]*30" office:value-type="float" office:value="2543.33952312718" calcext:value-type="float">
            <text:p>2543.3395231272</text:p>
          </table:table-cell>
          <table:table-cell table:formula="of:=[.AD13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5" table:formula="of:=[.D14]*EXP(-[.C14]*[.F14])*0.935" office:value-type="float" office:value="2.83781419577247" calcext:value-type="float">
            <text:p>2.84</text:p>
          </table:table-cell>
          <table:table-cell table:style-name="ce15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4"/>
          <table:table-cell table:style-name="ce8" table:formula="of:=[.N10]/[.H16]" office:value-type="float" office:value="0.000192357186899006" calcext:value-type="float">
            <text:p>0.0002</text:p>
          </table:table-cell>
          <table:table-cell table:style-name="ce25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8" table:formula="of:=2*PI()*(1-[.B21]/SQRT([.B21]^2+[.B18]^2))" office:value-type="float" office:value="0.122015213174166" calcext:value-type="float">
            <text:p>0.1220</text:p>
          </table:table-cell>
          <table:table-cell table:style-name="ce8" table:formula="of:=[.M14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[.K14]/[.N14]" office:value-type="float" office:value="0.0198109042145267" calcext:value-type="float">
            <text:p>0.0198</text:p>
          </table:table-cell>
          <table:table-cell table:style-name="ce8" table:formula="of:=SQRT([.L14]^2*(1/[.N14])^2)" office:value-type="float" office:value="0.00409240118429288" calcext:value-type="float">
            <text:p>0.0041</text:p>
          </table:table-cell>
          <table:table-cell table:number-columns-repeated="5"/>
          <table:table-cell table:style-name="Default" office:value-type="float" office:value="2509" calcext:value-type="float">
            <text:p>2509</text:p>
          </table:table-cell>
          <table:table-cell table:style-name="ce12" table:formula="of:=SQRT([.W14])" office:value-type="float" office:value="50.0899191454728" calcext:value-type="float">
            <text:p>50.09</text:p>
          </table:table-cell>
          <table:table-cell table:style-name="ce33" table:formula="of:=[.W14]/30" office:value-type="float" office:value="83.6333333333333" calcext:value-type="float">
            <text:p>83.63</text:p>
          </table:table-cell>
          <table:table-cell table:style-name="ce33" table:formula="of:=[.X14]/30" office:value-type="float" office:value="1.66966397151576" calcext:value-type="float">
            <text:p>1.67</text:p>
          </table:table-cell>
          <table:table-cell table:style-name="ce12" table:formula="of:=[.Y14]-[.$H$6]" office:value-type="float" office:value="83.1666666666667" calcext:value-type="float">
            <text:p>83.17</text:p>
          </table:table-cell>
          <table:table-cell table:style-name="ce12" table:formula="of:=([.Z14]^2+[.$I$6]^2)^0.5" office:value-type="float" office:value="1.67082813798029" calcext:value-type="float">
            <text:p>1.67</text:p>
          </table:table-cell>
          <table:table-cell table:style-name="ce33" table:formula="of:=[.AA14]/(1-[.AA14]*[.$P$2])" office:value-type="float" office:value="86.1359748284608" calcext:value-type="float">
            <text:p>86.14</text:p>
          </table:table-cell>
          <table:table-cell table:style-name="ce33" table:formula="of:=([.AB14]^2/(1-[.AA14]*[.$P$2])^4+([.AA14]^2/(1-[.AA14]*[.$P$2])^2)^2*[.$Q$2]^2)^0.5" office:value-type="float" office:value="1.7986908365161" calcext:value-type="float">
            <text:p>1.80</text:p>
          </table:table-cell>
          <table:table-cell table:formula="of:=[.AC14]*30" office:value-type="float" office:value="2584.07924485382" calcext:value-type="float">
            <text:p>2584.0792448538</text:p>
          </table:table-cell>
          <table:table-cell table:formula="of:=[.AD14]*30" office:value-type="float" office:value="53.960725095483" calcext:value-type="float">
            <text:p>53.9607250955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7"/>
          <table:table-cell table:style-name="Default" office:value-type="float" office:value="2523" calcext:value-type="float">
            <text:p>2523</text:p>
          </table:table-cell>
          <table:table-cell table:style-name="ce12" table:formula="of:=SQRT([.W15])" office:value-type="float" office:value="50.2294734194974" calcext:value-type="float">
            <text:p>50.23</text:p>
          </table:table-cell>
          <table:table-cell table:style-name="ce33" table:formula="of:=[.W15]/30" office:value-type="float" office:value="84.1" calcext:value-type="float">
            <text:p>84.10</text:p>
          </table:table-cell>
          <table:table-cell table:style-name="ce33" table:formula="of:=[.X15]/30" office:value-type="float" office:value="1.67431578064991" calcext:value-type="float">
            <text:p>1.67</text:p>
          </table:table-cell>
          <table:table-cell table:style-name="ce12" table:formula="of:=[.Y15]-[.$H$6]" office:value-type="float" office:value="83.6333333333333" calcext:value-type="float">
            <text:p>83.63</text:p>
          </table:table-cell>
          <table:table-cell table:style-name="ce12" table:formula="of:=([.Z15]^2+[.$I$6]^2)^0.5" office:value-type="float" office:value="1.67547671491496" calcext:value-type="float">
            <text:p>1.68</text:p>
          </table:table-cell>
          <table:table-cell table:style-name="ce33" table:formula="of:=[.AA15]/(1-[.AA15]*[.$P$2])" office:value-type="float" office:value="86.636659563977" calcext:value-type="float">
            <text:p>86.64</text:p>
          </table:table-cell>
          <table:table-cell table:style-name="ce33" table:formula="of:=([.AB15]^2/(1-[.AA15]*[.$P$2])^4+([.AA15]^2/(1-[.AA15]*[.$P$2])^2)^2*[.$Q$2]^2)^0.5" office:value-type="float" office:value="1.80452724086548" calcext:value-type="float">
            <text:p>1.80</text:p>
          </table:table-cell>
          <table:table-cell table:formula="of:=[.AC15]*30" office:value-type="float" office:value="2599.09978691931" calcext:value-type="float">
            <text:p>2599.0997869193</text:p>
          </table:table-cell>
          <table:table-cell table:formula="of:=[.AD15]*30" office:value-type="float" office:value="54.1358172259644" calcext:value-type="float">
            <text:p>54.13581722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7" table:formula="of:=37000*[.H14]" office:value-type="float" office:value="104999.125243582" calcext:value-type="float">
            <text:p>104999</text:p>
          </table:table-cell>
          <table:table-cell table:style-name="ce17" table:formula="of:=[.I14]*37000" office:value-type="float" office:value="21564.3091959134" calcext:value-type="float">
            <text:p>21564</text:p>
          </table:table-cell>
          <table:table-cell table:style-name="ce4"/>
          <table:table-cell table:style-name="ce4" office:value-type="string" calcext:value-type="string">
            <text:p>Percentagens</text:p>
          </table:table-cell>
          <table:table-cell table:style-name="ce4" table:number-columns-repeated="4"/>
          <table:table-cell table:number-columns-repeated="7"/>
          <table:table-cell table:style-name="Default" office:value-type="float" office:value="2547" calcext:value-type="float">
            <text:p>2547</text:p>
          </table:table-cell>
          <table:table-cell table:style-name="ce12" table:formula="of:=SQRT([.W16])" office:value-type="float" office:value="50.4678115237822" calcext:value-type="float">
            <text:p>50.47</text:p>
          </table:table-cell>
          <table:table-cell table:style-name="ce33" table:formula="of:=[.W16]/30" office:value-type="float" office:value="84.9" calcext:value-type="float">
            <text:p>84.90</text:p>
          </table:table-cell>
          <table:table-cell table:style-name="ce33" table:formula="of:=[.X16]/30" office:value-type="float" office:value="1.68226038412607" calcext:value-type="float">
            <text:p>1.68</text:p>
          </table:table-cell>
          <table:table-cell table:style-name="ce12" table:formula="of:=[.Y16]-[.$H$6]" office:value-type="float" office:value="84.4333333333333" calcext:value-type="float">
            <text:p>84.43</text:p>
          </table:table-cell>
          <table:table-cell table:style-name="ce12" table:formula="of:=([.Z16]^2+[.$I$6]^2)^0.5" office:value-type="float" office:value="1.68341583956219" calcext:value-type="float">
            <text:p>1.68</text:p>
          </table:table-cell>
          <table:table-cell table:style-name="ce33" table:formula="of:=[.AA16]/(1-[.AA16]*[.$P$2])" office:value-type="float" office:value="87.4954432382961" calcext:value-type="float">
            <text:p>87.50</text:p>
          </table:table-cell>
          <table:table-cell table:style-name="ce33" table:formula="of:=([.AB16]^2/(1-[.AA16]*[.$P$2])^4+([.AA16]^2/(1-[.AA16]*[.$P$2])^2)^2*[.$Q$2]^2)^0.5" office:value-type="float" office:value="1.8145151390535" calcext:value-type="float">
            <text:p>1.81</text:p>
          </table:table-cell>
          <table:table-cell table:formula="of:=[.AC16]*30" office:value-type="float" office:value="2624.86329714888" calcext:value-type="float">
            <text:p>2624.8632971489</text:p>
          </table:table-cell>
          <table:table-cell table:formula="of:=[.AD16]*30" office:value-type="float" office:value="54.435454171605" calcext:value-type="float">
            <text:p>54.4354541716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raio detector</text:p>
          </table:table-cell>
          <table:table-cell office:value-type="string" calcext:value-type="string">
            <text:p>EFICIENCAS COM A CENA DO R QUADRADO</text:p>
          </table:table-cell>
          <table:table-cell table:style-name="ce4" table:number-columns-repeated="7"/>
          <table:table-cell table:style-name="ce4" office:value-type="string" calcext:value-type="string">
            <text:p>Eficiência total</text:p>
          </table:table-cell>
          <table:table-cell table:style-name="ce4" office:value-type="string" calcext:value-type="string">
            <text:p><text:s/>σ Ef total</text:p>
          </table:table-cell>
          <table:table-cell table:style-name="ce4"/>
          <table:table-cell table:style-name="ce4" office:value-type="string" calcext:value-type="string">
            <text:p>Ef geo</text:p>
          </table:table-cell>
          <table:table-cell table:style-name="ce4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9"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44" calcext:value-type="float">
            <text:p>2444</text:p>
          </table:table-cell>
          <table:table-cell table:style-name="ce12" table:formula="of:=SQRT([.W17])" office:value-type="float" office:value="49.4368283772331" calcext:value-type="float">
            <text:p>49.44</text:p>
          </table:table-cell>
          <table:table-cell table:style-name="ce33" table:formula="of:=[.W17]/30" office:value-type="float" office:value="81.4666666666667" calcext:value-type="float">
            <text:p>81.47</text:p>
          </table:table-cell>
          <table:table-cell table:style-name="ce33" table:formula="of:=[.X17]/30" office:value-type="float" office:value="1.6478942792411" calcext:value-type="float">
            <text:p>1.65</text:p>
          </table:table-cell>
          <table:table-cell table:style-name="ce12" table:formula="of:=[.Y17]-[.$H$6]" office:value-type="float" office:value="81" calcext:value-type="float">
            <text:p>81.00</text:p>
          </table:table-cell>
          <table:table-cell table:style-name="ce12" table:formula="of:=([.Z17]^2+[.$I$6]^2)^0.5" office:value-type="float" office:value="1.64907381412854" calcext:value-type="float">
            <text:p>1.65</text:p>
          </table:table-cell>
          <table:table-cell table:style-name="ce33" table:formula="of:=[.AA17]/(1-[.AA17]*[.$P$2])" office:value-type="float" office:value="83.8139926060881" calcext:value-type="float">
            <text:p>83.81</text:p>
          </table:table-cell>
          <table:table-cell table:style-name="ce33" table:formula="of:=([.AB17]^2/(1-[.AA17]*[.$P$2])^4+([.AA17]^2/(1-[.AA17]*[.$P$2])^2)^2*[.$Q$2]^2)^0.5" office:value-type="float" office:value="1.77149158577391" calcext:value-type="float">
            <text:p>1.77</text:p>
          </table:table-cell>
          <table:table-cell table:formula="of:=[.AC17]*30" office:value-type="float" office:value="2514.41977818264" calcext:value-type="float">
            <text:p>2514.4197781827</text:p>
          </table:table-cell>
          <table:table-cell table:formula="of:=[.AD17]*30" office:value-type="float" office:value="53.1447475732173" calcext:value-type="float">
            <text:p>53.144747573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office:value-type="string" calcext:value-type="string">
            <text:p>dac</text:p>
          </table:table-cell>
          <table:table-cell table:style-name="ce4" office:value-type="string" calcext:value-type="string">
            <text:p>edac</text:p>
          </table:table-cell>
          <table:table-cell table:style-name="ce4"/>
          <table:table-cell table:style-name="ce15"/>
          <table:table-cell table:style-name="ce4" table:number-columns-repeated="3"/>
          <table:table-cell table:style-name="ce21" table:formula="of:=[.N10]/[.H16]" office:value-type="percentage" office:value="0.000192357186899006" calcext:value-type="percentage">
            <text:p>0.02%</text:p>
          </table:table-cell>
          <table:table-cell table:style-name="ce26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4"/>
          <table:table-cell table:style-name="ce21" table:formula="of:=[.M14]/(4*PI())" office:value-type="percentage" office:value="0.00970966215453994" calcext:value-type="percentage">
            <text:p>0.97%</text:p>
          </table:table-cell>
          <table:table-cell table:style-name="ce4" office:value-type="float" office:value="0" calcext:value-type="float">
            <text:p>0</text:p>
          </table:table-cell>
          <table:table-cell table:style-name="ce21" table:formula="of:=[.K14]/[.N14]" office:value-type="percentage" office:value="0.0198109042145267" calcext:value-type="percentage">
            <text:p>1.98%</text:p>
          </table:table-cell>
          <table:table-cell table:style-name="ce21" table:formula="of:=SQRT([.L14]^2*(1/[.N14])^2)" office:value-type="percentage" office:value="0.00409240118429288" calcext:value-type="percentage">
            <text:p>0.41%</text:p>
          </table:table-cell>
          <table:table-cell table:number-columns-repeated="5"/>
          <table:table-cell table:style-name="Default" office:value-type="float" office:value="2502" calcext:value-type="float">
            <text:p>2502</text:p>
          </table:table-cell>
          <table:table-cell table:style-name="ce12" table:formula="of:=SQRT([.W18])" office:value-type="float" office:value="50.0199960015992" calcext:value-type="float">
            <text:p>50.02</text:p>
          </table:table-cell>
          <table:table-cell table:style-name="ce33" table:formula="of:=[.W18]/30" office:value-type="float" office:value="83.4" calcext:value-type="float">
            <text:p>83.40</text:p>
          </table:table-cell>
          <table:table-cell table:style-name="ce33" table:formula="of:=[.X18]/30" office:value-type="float" office:value="1.66733320005331" calcext:value-type="float">
            <text:p>1.67</text:p>
          </table:table-cell>
          <table:table-cell table:style-name="ce12" table:formula="of:=[.Y18]-[.$H$6]" office:value-type="float" office:value="82.9333333333333" calcext:value-type="float">
            <text:p>82.93</text:p>
          </table:table-cell>
          <table:table-cell table:style-name="ce12" table:formula="of:=([.Z18]^2+[.$I$6]^2)^0.5" office:value-type="float" office:value="1.66849899277431" calcext:value-type="float">
            <text:p>1.67</text:p>
          </table:table-cell>
          <table:table-cell table:style-name="ce33" table:formula="of:=[.AA18]/(1-[.AA18]*[.$P$2])" office:value-type="float" office:value="85.8857076828239" calcext:value-type="float">
            <text:p>85.89</text:p>
          </table:table-cell>
          <table:table-cell table:style-name="ce33" table:formula="of:=([.AB18]^2/(1-[.AA18]*[.$P$2])^4+([.AA18]^2/(1-[.AA18]*[.$P$2])^2)^2*[.$Q$2]^2)^0.5" office:value-type="float" office:value="1.79576978723098" calcext:value-type="float">
            <text:p>1.80</text:p>
          </table:table-cell>
          <table:table-cell table:formula="of:=[.AC18]*30" office:value-type="float" office:value="2576.57123048472" calcext:value-type="float">
            <text:p>2576.5712304847</text:p>
          </table:table-cell>
          <table:table-cell table:formula="of:=[.AD18]*30" office:value-type="float" office:value="53.8730936169294" calcext:value-type="float">
            <text:p>53.8730936169</text:p>
          </table:table-cell>
          <table:table-cell table:number-columns-repeated="992"/>
        </table:table-row>
        <table:table-row table:style-name="ro3">
          <table:table-cell/>
          <table:table-cell table:style-name="ce4"/>
          <table:table-cell/>
          <table:table-cell table:style-name="ce9" table:formula="of:=3.4925/100+0.01922" office:value-type="float" office:value="0.054145" calcext:value-type="float">
            <text:p>0.054145</text:p>
          </table:table-cell>
          <table:table-cell table:style-name="ce4" office:value-type="float" office:value="0.0008" calcext:value-type="float">
            <text:p>0.0008</text:p>
          </table:table-cell>
          <table:table-cell table:style-name="ce4" table:number-columns-repeated="10"/>
          <table:table-cell table:number-columns-repeated="7"/>
          <table:table-cell table:style-name="Default" office:value-type="float" office:value="2516" calcext:value-type="float">
            <text:p>2516</text:p>
          </table:table-cell>
          <table:table-cell table:style-name="ce12" table:formula="of:=SQRT([.W19])" office:value-type="float" office:value="50.1597448159378" calcext:value-type="float">
            <text:p>50.16</text:p>
          </table:table-cell>
          <table:table-cell table:style-name="ce33" table:formula="of:=[.W19]/30" office:value-type="float" office:value="83.8666666666667" calcext:value-type="float">
            <text:p>83.87</text:p>
          </table:table-cell>
          <table:table-cell table:style-name="ce33" table:formula="of:=[.X19]/30" office:value-type="float" office:value="1.67199149386459" calcext:value-type="float">
            <text:p>1.67</text:p>
          </table:table-cell>
          <table:table-cell table:style-name="ce12" table:formula="of:=[.Y19]-[.$H$6]" office:value-type="float" office:value="83.4" calcext:value-type="float">
            <text:p>83.40</text:p>
          </table:table-cell>
          <table:table-cell table:style-name="ce12" table:formula="of:=([.Z19]^2+[.$I$6]^2)^0.5" office:value-type="float" office:value="1.67315404085949" calcext:value-type="float">
            <text:p>1.67</text:p>
          </table:table-cell>
          <table:table-cell table:style-name="ce33" table:formula="of:=[.AA19]/(1-[.AA19]*[.$P$2])" office:value-type="float" office:value="86.3862921171546" calcext:value-type="float">
            <text:p>86.39</text:p>
          </table:table-cell>
          <table:table-cell table:style-name="ce33" table:formula="of:=([.AB19]^2/(1-[.AA19]*[.$P$2])^4+([.AA19]^2/(1-[.AA19]*[.$P$2])^2)^2*[.$Q$2]^2)^0.5" office:value-type="float" office:value="1.80160998272668" calcext:value-type="float">
            <text:p>1.80</text:p>
          </table:table-cell>
          <table:table-cell table:formula="of:=[.AC19]*30" office:value-type="float" office:value="2591.58876351464" calcext:value-type="float">
            <text:p>2591.5887635146</text:p>
          </table:table-cell>
          <table:table-cell table:formula="of:=[.AD19]*30" office:value-type="float" office:value="54.0482994818004" calcext:value-type="float">
            <text:p>54.0482994818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 table:style-name="ce4" office:value-type="string" calcext:value-type="string">
            <text:p>Eficiência total</text:p>
          </table:table-cell>
          <table:table-cell table:style-name="ce1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9" office:value-type="string" calcext:value-type="string">
            <text:p><text:s/>σ Ef inc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4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4"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c</text:p>
          </table:table-cell>
          <table:table-cell table:number-columns-repeated="5"/>
          <table:table-cell table:style-name="Default" office:value-type="float" office:value="2464" calcext:value-type="float">
            <text:p>2464</text:p>
          </table:table-cell>
          <table:table-cell table:style-name="ce12" table:formula="of:=SQRT([.W20])" office:value-type="float" office:value="49.6386945839634" calcext:value-type="float">
            <text:p>49.64</text:p>
          </table:table-cell>
          <table:table-cell table:style-name="ce33" table:formula="of:=[.W20]/30" office:value-type="float" office:value="82.1333333333334" calcext:value-type="float">
            <text:p>82.13</text:p>
          </table:table-cell>
          <table:table-cell table:style-name="ce33" table:formula="of:=[.X20]/30" office:value-type="float" office:value="1.65462315279878" calcext:value-type="float">
            <text:p>1.65</text:p>
          </table:table-cell>
          <table:table-cell table:style-name="ce12" table:formula="of:=[.Y20]-[.$H$6]" office:value-type="float" office:value="81.6666666666667" calcext:value-type="float">
            <text:p>81.67</text:p>
          </table:table-cell>
          <table:table-cell table:style-name="ce12" table:formula="of:=([.Z20]^2+[.$I$6]^2)^0.5" office:value-type="float" office:value="1.65579789426931" calcext:value-type="float">
            <text:p>1.66</text:p>
          </table:table-cell>
          <table:table-cell table:style-name="ce33" table:formula="of:=[.AA20]/(1-[.AA20]*[.$P$2])" office:value-type="float" office:value="84.5279889010501" calcext:value-type="float">
            <text:p>84.53</text:p>
          </table:table-cell>
          <table:table-cell table:style-name="ce33" table:formula="of:=([.AB20]^2/(1-[.AA20]*[.$P$2])^4+([.AA20]^2/(1-[.AA20]*[.$P$2])^2)^2*[.$Q$2]^2)^0.5" office:value-type="float" office:value="1.7798787996393" calcext:value-type="float">
            <text:p>1.78</text:p>
          </table:table-cell>
          <table:table-cell table:formula="of:=[.AC20]*30" office:value-type="float" office:value="2535.8396670315" calcext:value-type="float">
            <text:p>2535.8396670315</text:p>
          </table:table-cell>
          <table:table-cell table:formula="of:=[.AD20]*30" office:value-type="float" office:value="53.396363989179" calcext:value-type="float">
            <text:p>53.396363989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0.079375" calcext:value-type="float">
            <text:p>0.079375</text:p>
          </table:table-cell>
          <table:table-cell table:style-name="ce8" office:value-type="float" office:value="0.000192357186899006" calcext:value-type="float">
            <text:p>0.0002</text:p>
          </table:table-cell>
          <table:table-cell table:style-name="ce11" office:value-type="float" office:value="0.000039735832900323" calcext:value-type="float">
            <text:p>0.000040</text:p>
          </table:table-cell>
          <table:table-cell table:style-name="ce8" table:formula="of:=2*PI()*(1-[.D19]/SQRT([.D19]^2+[.B18]^2))" office:value-type="float" office:value="0.253809053341591" calcext:value-type="float">
            <text:p>0.2538</text:p>
          </table:table-cell>
          <table:table-cell table:style-name="ce8" table:formula="of:=[.E21]/(4*PI())" office:value-type="float" office:value="0.0201974827203943" calcext:value-type="float">
            <text:p>0.0202</text:p>
          </table:table-cell>
          <table:table-cell table:formula="of:=([.D25]-[.D19]*[.D19]/[.D25])/([.D25]*[.D25]*2)*[.E19]" office:value-type="float" office:value="0.000561164176179838" calcext:value-type="float">
            <text:p>0.0005611642</text:p>
          </table:table-cell>
          <table:table-cell table:style-name="ce8" table:formula="of:=[.C21]/[.F21]" office:value-type="float" office:value="0.00952381985230139" calcext:value-type="float">
            <text:p>0.0095</text:p>
          </table:table-cell>
          <table:table-cell table:style-name="ce8" table:formula="of:=SQRT([.D21]^2*(1/[.F21])^2)+[.G21]*[.G21]*([.C21]/([.F21]*[.F21]))^2" office:value-type="float" office:value="0.00196743562707078" calcext:value-type="float">
            <text:p>0.0020</text:p>
          </table:table-cell>
          <table:table-cell/>
          <table:table-cell table:style-name="ce22" office:value-type="percentage" office:value="0.000192357186899006" calcext:value-type="percentage">
            <text:p>0.02%</text:p>
          </table:table-cell>
          <table:table-cell table:style-name="ce22" office:value-type="percentage" office:value="0.000039735832900323" calcext:value-type="percentage">
            <text:p>0.00%</text:p>
          </table:table-cell>
          <table:table-cell office:value-type="float" office:value="0.253809053341591" calcext:value-type="float">
            <text:p>0.2538090533</text:p>
          </table:table-cell>
          <table:table-cell table:style-name="ce22" office:value-type="percentage" office:value="0.0201974827203943" calcext:value-type="percentage">
            <text:p>2.02%</text:p>
          </table:table-cell>
          <table:table-cell table:style-name="ce22" office:value-type="percentage" office:value="0.000561164176179838" calcext:value-type="percentage">
            <text:p>0.06%</text:p>
          </table:table-cell>
          <table:table-cell table:style-name="ce22" office:value-type="percentage" office:value="0.00952381985230139" calcext:value-type="percentage">
            <text:p>0.95%</text:p>
          </table:table-cell>
          <table:table-cell table:style-name="ce22" office:value-type="percentage" office:value="0.00196736560938853" calcext:value-type="percentage">
            <text:p>0.20%</text:p>
          </table:table-cell>
          <table:table-cell table:number-columns-repeated="5"/>
          <table:table-cell table:style-name="Default" office:value-type="float" office:value="2516" calcext:value-type="float">
            <text:p>2516</text:p>
          </table:table-cell>
          <table:table-cell table:style-name="ce12" table:formula="of:=SQRT([.W21])" office:value-type="float" office:value="50.1597448159378" calcext:value-type="float">
            <text:p>50.16</text:p>
          </table:table-cell>
          <table:table-cell table:style-name="ce33" table:formula="of:=[.W21]/30" office:value-type="float" office:value="83.8666666666667" calcext:value-type="float">
            <text:p>83.87</text:p>
          </table:table-cell>
          <table:table-cell table:style-name="ce33" table:formula="of:=[.X21]/30" office:value-type="float" office:value="1.67199149386459" calcext:value-type="float">
            <text:p>1.67</text:p>
          </table:table-cell>
          <table:table-cell table:style-name="ce12" table:formula="of:=[.Y21]-[.$H$6]" office:value-type="float" office:value="83.4" calcext:value-type="float">
            <text:p>83.40</text:p>
          </table:table-cell>
          <table:table-cell table:style-name="ce12" table:formula="of:=([.Z21]^2+[.$I$6]^2)^0.5" office:value-type="float" office:value="1.67315404085949" calcext:value-type="float">
            <text:p>1.67</text:p>
          </table:table-cell>
          <table:table-cell table:style-name="ce33" table:formula="of:=[.AA21]/(1-[.AA21]*[.$P$2])" office:value-type="float" office:value="86.3862921171546" calcext:value-type="float">
            <text:p>86.39</text:p>
          </table:table-cell>
          <table:table-cell table:style-name="ce33" table:formula="of:=([.AB21]^2/(1-[.AA21]*[.$P$2])^4+([.AA21]^2/(1-[.AA21]*[.$P$2])^2)^2*[.$Q$2]^2)^0.5" office:value-type="float" office:value="1.80160998272668" calcext:value-type="float">
            <text:p>1.80</text:p>
          </table:table-cell>
          <table:table-cell table:formula="of:=[.AC21]*30" office:value-type="float" office:value="2591.58876351464" calcext:value-type="float">
            <text:p>2591.5887635146</text:p>
          </table:table-cell>
          <table:table-cell table:formula="of:=[.AD21]*30" office:value-type="float" office:value="54.0482994818004" calcext:value-type="float">
            <text:p>54.0482994818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4" calcext:value-type="float">
            <text:p>2474</text:p>
          </table:table-cell>
          <table:table-cell table:style-name="ce12" table:formula="of:=SQRT([.W22])" office:value-type="float" office:value="49.7393204617836" calcext:value-type="float">
            <text:p>49.74</text:p>
          </table:table-cell>
          <table:table-cell table:style-name="ce33" table:formula="of:=[.W22]/30" office:value-type="float" office:value="82.4666666666667" calcext:value-type="float">
            <text:p>82.47</text:p>
          </table:table-cell>
          <table:table-cell table:style-name="ce33" table:formula="of:=[.X22]/30" office:value-type="float" office:value="1.65797734872612" calcext:value-type="float">
            <text:p>1.66</text:p>
          </table:table-cell>
          <table:table-cell table:style-name="ce12" table:formula="of:=[.Y22]-[.$H$6]" office:value-type="float" office:value="82" calcext:value-type="float">
            <text:p>82.00</text:p>
          </table:table-cell>
          <table:table-cell table:style-name="ce12" table:formula="of:=([.Z22]^2+[.$I$6]^2)^0.5" office:value-type="float" office:value="1.65914971529931" calcext:value-type="float">
            <text:p>1.66</text:p>
          </table:table-cell>
          <table:table-cell table:style-name="ce33" table:formula="of:=[.AA22]/(1-[.AA22]*[.$P$2])" office:value-type="float" office:value="84.8851402296312" calcext:value-type="float">
            <text:p>84.89</text:p>
          </table:table-cell>
          <table:table-cell table:style-name="ce33" table:formula="of:=([.AB22]^2/(1-[.AA22]*[.$P$2])^4+([.AA22]^2/(1-[.AA22]*[.$P$2])^2)^2*[.$Q$2]^2)^0.5" office:value-type="float" office:value="1.78406625623586" calcext:value-type="float">
            <text:p>1.78</text:p>
          </table:table-cell>
          <table:table-cell table:formula="of:=[.AC22]*30" office:value-type="float" office:value="2546.55420688894" calcext:value-type="float">
            <text:p>2546.5542068889</text:p>
          </table:table-cell>
          <table:table-cell table:formula="of:=[.AD22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7"/>
          <table:table-cell table:style-name="Default" office:value-type="float" office:value="2472" calcext:value-type="float">
            <text:p>2472</text:p>
          </table:table-cell>
          <table:table-cell table:style-name="ce12" table:formula="of:=SQRT([.W23])" office:value-type="float" office:value="49.7192115786242" calcext:value-type="float">
            <text:p>49.72</text:p>
          </table:table-cell>
          <table:table-cell table:style-name="ce33" table:formula="of:=[.W23]/30" office:value-type="float" office:value="82.4" calcext:value-type="float">
            <text:p>82.40</text:p>
          </table:table-cell>
          <table:table-cell table:style-name="ce33" table:formula="of:=[.X23]/30" office:value-type="float" office:value="1.65730705262081" calcext:value-type="float">
            <text:p>1.66</text:p>
          </table:table-cell>
          <table:table-cell table:style-name="ce12" table:formula="of:=[.Y23]-[.$H$6]" office:value-type="float" office:value="81.9333333333333" calcext:value-type="float">
            <text:p>81.93</text:p>
          </table:table-cell>
          <table:table-cell table:style-name="ce12" table:formula="of:=([.Z23]^2+[.$I$6]^2)^0.5" office:value-type="float" office:value="1.65847989302118" calcext:value-type="float">
            <text:p>1.66</text:p>
          </table:table-cell>
          <table:table-cell table:style-name="ce33" table:formula="of:=[.AA23]/(1-[.AA23]*[.$P$2])" office:value-type="float" office:value="84.8137017909846" calcext:value-type="float">
            <text:p>84.81</text:p>
          </table:table-cell>
          <table:table-cell table:style-name="ce33" table:formula="of:=([.AB23]^2/(1-[.AA23]*[.$P$2])^4+([.AA23]^2/(1-[.AA23]*[.$P$2])^2)^2*[.$Q$2]^2)^0.5" office:value-type="float" office:value="1.7832290895322" calcext:value-type="float">
            <text:p>1.78</text:p>
          </table:table-cell>
          <table:table-cell table:formula="of:=[.AC23]*30" office:value-type="float" office:value="2544.41105372954" calcext:value-type="float">
            <text:p>2544.4110537295</text:p>
          </table:table-cell>
          <table:table-cell table:formula="of:=[.AD23]*30" office:value-type="float" office:value="53.496872685966" calcext:value-type="float">
            <text:p>53.496872686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4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8" table:formula="of:=[.G24]/120" office:value-type="float" office:value="0.354142156014596" calcext:value-type="float">
            <text:p>0.354</text:p>
          </table:table-cell>
          <table:table-cell table:style-name="ce15" table:formula="of:=[.H24]-[.H6]" office:value-type="float" office:value="14.5833333333333" calcext:value-type="float">
            <text:p>14.58</text:p>
          </table:table-cell>
          <table:table-cell table:style-name="ce15" table:formula="of:=([.I24]^2+[.$I$6]^2)^0.5" office:value-type="float" office:value="0.359590816839857" calcext:value-type="float">
            <text:p>0.36</text:p>
          </table:table-cell>
          <table:table-cell table:style-name="ce15" table:formula="of:=[.J24]/(1-[.J24]*[.$P$2])" office:value-type="float" office:value="14.6720220102758" calcext:value-type="float">
            <text:p>14.67</text:p>
          </table:table-cell>
          <table:table-cell table:style-name="ce15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5" table:number-columns-repeated="2"/>
          <table:table-cell table:number-columns-repeated="7"/>
          <table:table-cell table:style-name="Default" office:value-type="float" office:value="2502" calcext:value-type="float">
            <text:p>2502</text:p>
          </table:table-cell>
          <table:table-cell table:style-name="ce12" table:formula="of:=SQRT([.W24])" office:value-type="float" office:value="50.0199960015992" calcext:value-type="float">
            <text:p>50.02</text:p>
          </table:table-cell>
          <table:table-cell table:style-name="ce33" table:formula="of:=[.W24]/30" office:value-type="float" office:value="83.4" calcext:value-type="float">
            <text:p>83.40</text:p>
          </table:table-cell>
          <table:table-cell table:style-name="ce33" table:formula="of:=[.X24]/30" office:value-type="float" office:value="1.66733320005331" calcext:value-type="float">
            <text:p>1.67</text:p>
          </table:table-cell>
          <table:table-cell table:style-name="ce12" table:formula="of:=[.Y24]-[.$H$6]" office:value-type="float" office:value="82.9333333333333" calcext:value-type="float">
            <text:p>82.93</text:p>
          </table:table-cell>
          <table:table-cell table:style-name="ce12" table:formula="of:=([.Z24]^2+[.$I$6]^2)^0.5" office:value-type="float" office:value="1.66849899277431" calcext:value-type="float">
            <text:p>1.67</text:p>
          </table:table-cell>
          <table:table-cell table:style-name="ce33" table:formula="of:=[.AA24]/(1-[.AA24]*[.$P$2])" office:value-type="float" office:value="85.8857076828239" calcext:value-type="float">
            <text:p>85.89</text:p>
          </table:table-cell>
          <table:table-cell table:style-name="ce33" table:formula="of:=([.AB24]^2/(1-[.AA24]*[.$P$2])^4+([.AA24]^2/(1-[.AA24]*[.$P$2])^2)^2*[.$Q$2]^2)^0.5" office:value-type="float" office:value="1.79576978723098" calcext:value-type="float">
            <text:p>1.80</text:p>
          </table:table-cell>
          <table:table-cell table:formula="of:=[.AC24]*30" office:value-type="float" office:value="2576.57123048472" calcext:value-type="float">
            <text:p>2576.5712304847</text:p>
          </table:table-cell>
          <table:table-cell table:formula="of:=[.AD24]*30" office:value-type="float" office:value="53.8730936169294" calcext:value-type="float">
            <text:p>53.8730936169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 calcext:value-type="string">
            <text:p>aux</text:p>
          </table:table-cell>
          <table:table-cell table:formula="of:=SQRT([.D19]*[.D19]+[.B18]*[.B18])" office:value-type="float" office:value="0.0564242558657179" calcext:value-type="float">
            <text:p>0.0564242559</text:p>
          </table:table-cell>
          <table:table-cell table:number-columns-repeated="18"/>
          <table:table-cell table:style-name="Default" office:value-type="float" office:value="2463" calcext:value-type="float">
            <text:p>2463</text:p>
          </table:table-cell>
          <table:table-cell table:style-name="ce12" table:formula="of:=SQRT([.W25])" office:value-type="float" office:value="49.6286207747102" calcext:value-type="float">
            <text:p>49.63</text:p>
          </table:table-cell>
          <table:table-cell table:style-name="ce33" table:formula="of:=[.W25]/30" office:value-type="float" office:value="82.1" calcext:value-type="float">
            <text:p>82.10</text:p>
          </table:table-cell>
          <table:table-cell table:style-name="ce33" table:formula="of:=[.X25]/30" office:value-type="float" office:value="1.65428735915701" calcext:value-type="float">
            <text:p>1.65</text:p>
          </table:table-cell>
          <table:table-cell table:style-name="ce12" table:formula="of:=[.Y25]-[.$H$6]" office:value-type="float" office:value="81.6333333333333" calcext:value-type="float">
            <text:p>81.63</text:p>
          </table:table-cell>
          <table:table-cell table:style-name="ce12" table:formula="of:=([.Z25]^2+[.$I$6]^2)^0.5" office:value-type="float" office:value="1.65546233891187" calcext:value-type="float">
            <text:p>1.66</text:p>
          </table:table-cell>
          <table:table-cell table:style-name="ce33" table:formula="of:=[.AA25]/(1-[.AA25]*[.$P$2])" office:value-type="float" office:value="84.4922793863584" calcext:value-type="float">
            <text:p>84.49</text:p>
          </table:table-cell>
          <table:table-cell table:style-name="ce33" table:formula="of:=([.AB25]^2/(1-[.AA25]*[.$P$2])^4+([.AA25]^2/(1-[.AA25]*[.$P$2])^2)^2*[.$Q$2]^2)^0.5" office:value-type="float" office:value="1.77945983005757" calcext:value-type="float">
            <text:p>1.78</text:p>
          </table:table-cell>
          <table:table-cell table:formula="of:=[.AC25]*30" office:value-type="float" office:value="2534.76838159075" calcext:value-type="float">
            <text:p>2534.7683815908</text:p>
          </table:table-cell>
          <table:table-cell table:formula="of:=[.AD25]*30" office:value-type="float" office:value="53.3837949017271" calcext:value-type="float">
            <text:p>53.3837949017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61" calcext:value-type="float">
            <text:p>2461</text:p>
          </table:table-cell>
          <table:table-cell table:style-name="ce12" table:formula="of:=SQRT([.W26])" office:value-type="float" office:value="49.6084670192499" calcext:value-type="float">
            <text:p>49.61</text:p>
          </table:table-cell>
          <table:table-cell table:style-name="ce33" table:formula="of:=[.W26]/30" office:value-type="float" office:value="82.0333333333333" calcext:value-type="float">
            <text:p>82.03</text:p>
          </table:table-cell>
          <table:table-cell table:style-name="ce33" table:formula="of:=[.X26]/30" office:value-type="float" office:value="1.65361556730833" calcext:value-type="float">
            <text:p>1.65</text:p>
          </table:table-cell>
          <table:table-cell table:style-name="ce12" table:formula="of:=[.Y26]-[.$H$6]" office:value-type="float" office:value="81.5666666666667" calcext:value-type="float">
            <text:p>81.57</text:p>
          </table:table-cell>
          <table:table-cell table:style-name="ce12" table:formula="of:=([.Z26]^2+[.$I$6]^2)^0.5" office:value-type="float" office:value="1.65479102406719" calcext:value-type="float">
            <text:p>1.65</text:p>
          </table:table-cell>
          <table:table-cell table:style-name="ce33" table:formula="of:=[.AA26]/(1-[.AA26]*[.$P$2])" office:value-type="float" office:value="84.4208634208598" calcext:value-type="float">
            <text:p>84.42</text:p>
          </table:table-cell>
          <table:table-cell table:style-name="ce33" table:formula="of:=([.AB26]^2/(1-[.AA26]*[.$P$2])^4+([.AA26]^2/(1-[.AA26]*[.$P$2])^2)^2*[.$Q$2]^2)^0.5" office:value-type="float" office:value="1.77862176816345" calcext:value-type="float">
            <text:p>1.78</text:p>
          </table:table-cell>
          <table:table-cell table:formula="of:=[.AC26]*30" office:value-type="float" office:value="2532.62590262579" calcext:value-type="float">
            <text:p>2532.6259026258</text:p>
          </table:table-cell>
          <table:table-cell table:formula="of:=[.AD26]*30" office:value-type="float" office:value="53.3586530449035" calcext:value-type="float">
            <text:p>53.3586530449</text:p>
          </table:table-cell>
          <table:table-cell table:number-columns-repeated="992"/>
        </table:table-row>
        <table:table-row table:style-name="ro3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1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1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19"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90" calcext:value-type="float">
            <text:p>2490</text:p>
          </table:table-cell>
          <table:table-cell table:style-name="ce12" table:formula="of:=SQRT([.W27])" office:value-type="float" office:value="49.8998997994986" calcext:value-type="float">
            <text:p>49.90</text:p>
          </table:table-cell>
          <table:table-cell table:style-name="ce33" table:formula="of:=[.W27]/30" office:value-type="float" office:value="83" calcext:value-type="float">
            <text:p>83.00</text:p>
          </table:table-cell>
          <table:table-cell table:style-name="ce33" table:formula="of:=[.X27]/30" office:value-type="float" office:value="1.66332999331662" calcext:value-type="float">
            <text:p>1.66</text:p>
          </table:table-cell>
          <table:table-cell table:style-name="ce12" table:formula="of:=[.Y27]-[.$H$6]" office:value-type="float" office:value="82.5333333333333" calcext:value-type="float">
            <text:p>82.53</text:p>
          </table:table-cell>
          <table:table-cell table:style-name="ce12" table:formula="of:=([.Z27]^2+[.$I$6]^2)^0.5" office:value-type="float" office:value="1.66449858983285" calcext:value-type="float">
            <text:p>1.66</text:p>
          </table:table-cell>
          <table:table-cell table:style-name="ce33" table:formula="of:=[.AA27]/(1-[.AA27]*[.$P$2])" office:value-type="float" office:value="85.4567949062688" calcext:value-type="float">
            <text:p>85.46</text:p>
          </table:table-cell>
          <table:table-cell table:style-name="ce33" table:formula="of:=([.AB27]^2/(1-[.AA27]*[.$P$2])^4+([.AA27]^2/(1-[.AA27]*[.$P$2])^2)^2*[.$Q$2]^2)^0.5" office:value-type="float" office:value="1.79075780309984" calcext:value-type="float">
            <text:p>1.79</text:p>
          </table:table-cell>
          <table:table-cell table:formula="of:=[.AC27]*30" office:value-type="float" office:value="2563.70384718806" calcext:value-type="float">
            <text:p>2563.7038471881</text:p>
          </table:table-cell>
          <table:table-cell table:formula="of:=[.AD27]*30" office:value-type="float" office:value="53.7227340929952" calcext:value-type="float">
            <text:p>53.722734093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5" table:formula="of:=[.D28]*EXP(-[.C28]*[.F28])*0.979" office:value-type="float" office:value="0.122147277649711" calcext:value-type="float">
            <text:p>0.12</text:p>
          </table:table-cell>
          <table:table-cell table:style-name="ce8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4"/>
          <table:table-cell table:style-name="ce23" table:formula="of:=[.L24]/[.H30]" office:value-type="float" office:value="0.00324641811952653" calcext:value-type="float">
            <text:p>0.00325</text:p>
          </table:table-cell>
          <table:table-cell table:style-name="ce27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8" table:formula="of:=2*PI()*(1-[.B37]/SQRT([.B37]^2+[.B34]^2))" office:value-type="float" office:value="0.0499562447837336" calcext:value-type="float">
            <text:p>0.0500</text:p>
          </table:table-cell>
          <table:table-cell table:style-name="ce11" table:formula="of:=[.M28]/(4*PI())" office:value-type="float" office:value="0.00397539164781996" calcext:value-type="float">
            <text:p>0.003975</text:p>
          </table:table-cell>
          <table:table-cell table:style-name="ce30" table:formula="of:=[.N30]/(4*PI())" office:value-type="float" office:value="0.000108361547135486" calcext:value-type="float">
            <text:p>0.00010836</text:p>
          </table:table-cell>
          <table:table-cell table:style-name="ce4" table:formula="of:=[.K28]/[.N28]" office:value-type="float" office:value="0.816628500315639" calcext:value-type="float">
            <text:p>0.8166285003</text:p>
          </table:table-cell>
          <table:table-cell table:style-name="ce4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5"/>
          <table:table-cell table:style-name="Default" office:value-type="float" office:value="2550" calcext:value-type="float">
            <text:p>2550</text:p>
          </table:table-cell>
          <table:table-cell table:style-name="ce12" table:formula="of:=SQRT([.W28])" office:value-type="float" office:value="50.4975246918104" calcext:value-type="float">
            <text:p>50.50</text:p>
          </table:table-cell>
          <table:table-cell table:style-name="ce33" table:formula="of:=[.W28]/30" office:value-type="float" office:value="85" calcext:value-type="float">
            <text:p>85.00</text:p>
          </table:table-cell>
          <table:table-cell table:style-name="ce33" table:formula="of:=[.X28]/30" office:value-type="float" office:value="1.68325082306035" calcext:value-type="float">
            <text:p>1.68</text:p>
          </table:table-cell>
          <table:table-cell table:style-name="ce12" table:formula="of:=[.Y28]-[.$H$6]" office:value-type="float" office:value="84.5333333333333" calcext:value-type="float">
            <text:p>84.53</text:p>
          </table:table-cell>
          <table:table-cell table:style-name="ce12" table:formula="of:=([.Z28]^2+[.$I$6]^2)^0.5" office:value-type="float" office:value="1.68440559908302" calcext:value-type="float">
            <text:p>1.68</text:p>
          </table:table-cell>
          <table:table-cell table:style-name="ce33" table:formula="of:=[.AA28]/(1-[.AA28]*[.$P$2])" office:value-type="float" office:value="87.6028326975635" calcext:value-type="float">
            <text:p>87.60</text:p>
          </table:table-cell>
          <table:table-cell table:style-name="ce33" table:formula="of:=([.AB28]^2/(1-[.AA28]*[.$P$2])^4+([.AA28]^2/(1-[.AA28]*[.$P$2])^2)^2*[.$Q$2]^2)^0.5" office:value-type="float" office:value="1.81576210773895" calcext:value-type="float">
            <text:p>1.82</text:p>
          </table:table-cell>
          <table:table-cell table:formula="of:=[.AC28]*30" office:value-type="float" office:value="2628.0849809269" calcext:value-type="float">
            <text:p>2628.0849809269</text:p>
          </table:table-cell>
          <table:table-cell table:formula="of:=[.AD28]*30" office:value-type="float" office:value="54.4728632321685" calcext:value-type="float">
            <text:p>54.4728632322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4"/>
          <table:table-cell table:style-name="ce4" office:value-type="string" calcext:value-type="string">
            <text:p>egeo</text:p>
          </table:table-cell>
          <table:table-cell table:style-name="ce4"/>
          <table:table-cell table:number-columns-repeated="7"/>
          <table:table-cell table:style-name="Default" office:value-type="float" office:value="2485" calcext:value-type="float">
            <text:p>2485</text:p>
          </table:table-cell>
          <table:table-cell table:style-name="ce12" table:formula="of:=SQRT([.W29])" office:value-type="float" office:value="49.8497743224581" calcext:value-type="float">
            <text:p>49.85</text:p>
          </table:table-cell>
          <table:table-cell table:style-name="ce33" table:formula="of:=[.W29]/30" office:value-type="float" office:value="82.8333333333333" calcext:value-type="float">
            <text:p>82.83</text:p>
          </table:table-cell>
          <table:table-cell table:style-name="ce33" table:formula="of:=[.X29]/30" office:value-type="float" office:value="1.66165914408194" calcext:value-type="float">
            <text:p>1.66</text:p>
          </table:table-cell>
          <table:table-cell table:style-name="ce12" table:formula="of:=[.Y29]-[.$H$6]" office:value-type="float" office:value="82.3666666666667" calcext:value-type="float">
            <text:p>82.37</text:p>
          </table:table-cell>
          <table:table-cell table:style-name="ce12" table:formula="of:=([.Z29]^2+[.$I$6]^2)^0.5" office:value-type="float" office:value="1.66282891483159" calcext:value-type="float">
            <text:p>1.66</text:p>
          </table:table-cell>
          <table:table-cell table:style-name="ce33" table:formula="of:=[.AA29]/(1-[.AA29]*[.$P$2])" office:value-type="float" office:value="85.2781247096952" calcext:value-type="float">
            <text:p>85.28</text:p>
          </table:table-cell>
          <table:table-cell table:style-name="ce33" table:formula="of:=([.AB29]^2/(1-[.AA29]*[.$P$2])^4+([.AA29]^2/(1-[.AA29]*[.$P$2])^2)^2*[.$Q$2]^2)^0.5" office:value-type="float" office:value="1.78866779446252" calcext:value-type="float">
            <text:p>1.79</text:p>
          </table:table-cell>
          <table:table-cell table:formula="of:=[.AC29]*30" office:value-type="float" office:value="2558.34374129086" calcext:value-type="float">
            <text:p>2558.3437412909</text:p>
          </table:table-cell>
          <table:table-cell table:formula="of:=[.AD29]*30" office:value-type="float" office:value="53.6600338338756" calcext:value-type="float">
            <text:p>53.6600338339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7" table:formula="of:=37000*[.H28]" office:value-type="float" office:value="4519.4492730393" calcext:value-type="float">
            <text:p>4519</text:p>
          </table:table-cell>
          <table:table-cell table:style-name="ce20" table:formula="of:=[.I28]*37000" office:value-type="float" office:value="1092.81894296926" calcext:value-type="float">
            <text:p>1092.8</text:p>
          </table:table-cell>
          <table:table-cell table:style-name="ce4" table:number-columns-repeated="4"/>
          <table:table-cell table:style-name="ce10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4"/>
          <table:table-cell table:number-columns-repeated="7"/>
          <table:table-cell table:style-name="Default" office:value-type="float" office:value="2492" calcext:value-type="float">
            <text:p>2492</text:p>
          </table:table-cell>
          <table:table-cell table:style-name="ce12" table:formula="of:=SQRT([.W30])" office:value-type="float" office:value="49.9199358973947" calcext:value-type="float">
            <text:p>49.92</text:p>
          </table:table-cell>
          <table:table-cell table:style-name="ce33" table:formula="of:=[.W30]/30" office:value-type="float" office:value="83.0666666666667" calcext:value-type="float">
            <text:p>83.07</text:p>
          </table:table-cell>
          <table:table-cell table:style-name="ce33" table:formula="of:=[.X30]/30" office:value-type="float" office:value="1.66399786324649" calcext:value-type="float">
            <text:p>1.66</text:p>
          </table:table-cell>
          <table:table-cell table:style-name="ce12" table:formula="of:=[.Y30]-[.$H$6]" office:value-type="float" office:value="82.6" calcext:value-type="float">
            <text:p>82.60</text:p>
          </table:table-cell>
          <table:table-cell table:style-name="ce12" table:formula="of:=([.Z30]^2+[.$I$6]^2)^0.5" office:value-type="float" office:value="1.66516599105848" calcext:value-type="float">
            <text:p>1.67</text:p>
          </table:table-cell>
          <table:table-cell table:style-name="ce33" table:formula="of:=[.AA30]/(1-[.AA30]*[.$P$2])" office:value-type="float" office:value="85.5282701420453" calcext:value-type="float">
            <text:p>85.53</text:p>
          </table:table-cell>
          <table:table-cell table:style-name="ce33" table:formula="of:=([.AB30]^2/(1-[.AA30]*[.$P$2])^4+([.AA30]^2/(1-[.AA30]*[.$P$2])^2)^2*[.$Q$2]^2)^0.5" office:value-type="float" office:value="1.79159352849548" calcext:value-type="float">
            <text:p>1.79</text:p>
          </table:table-cell>
          <table:table-cell table:formula="of:=[.AC30]*30" office:value-type="float" office:value="2565.84810426136" calcext:value-type="float">
            <text:p>2565.8481042614</text:p>
          </table:table-cell>
          <table:table-cell table:formula="of:=[.AD30]*30" office:value-type="float" office:value="53.7478058548644" calcext:value-type="float">
            <text:p>53.747805854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6" calcext:value-type="float">
            <text:p>2476</text:p>
          </table:table-cell>
          <table:table-cell table:style-name="ce12" table:formula="of:=SQRT([.W31])" office:value-type="float" office:value="49.7594212184989" calcext:value-type="float">
            <text:p>49.76</text:p>
          </table:table-cell>
          <table:table-cell table:style-name="ce33" table:formula="of:=[.W31]/30" office:value-type="float" office:value="82.5333333333333" calcext:value-type="float">
            <text:p>82.53</text:p>
          </table:table-cell>
          <table:table-cell table:style-name="ce33" table:formula="of:=[.X31]/30" office:value-type="float" office:value="1.65864737394996" calcext:value-type="float">
            <text:p>1.66</text:p>
          </table:table-cell>
          <table:table-cell table:style-name="ce12" table:formula="of:=[.Y31]-[.$H$6]" office:value-type="float" office:value="82.0666666666667" calcext:value-type="float">
            <text:p>82.07</text:p>
          </table:table-cell>
          <table:table-cell table:style-name="ce12" table:formula="of:=([.Z31]^2+[.$I$6]^2)^0.5" office:value-type="float" office:value="1.65981926726978" calcext:value-type="float">
            <text:p>1.66</text:p>
          </table:table-cell>
          <table:table-cell table:style-name="ce33" table:formula="of:=[.AA31]/(1-[.AA31]*[.$P$2])" office:value-type="float" office:value="84.9565827554443" calcext:value-type="float">
            <text:p>84.96</text:p>
          </table:table-cell>
          <table:table-cell table:style-name="ce33" table:formula="of:=([.AB31]^2/(1-[.AA31]*[.$P$2])^4+([.AA31]^2/(1-[.AA31]*[.$P$2])^2)^2*[.$Q$2]^2)^0.5" office:value-type="float" office:value="1.78490326135582" calcext:value-type="float">
            <text:p>1.78</text:p>
          </table:table-cell>
          <table:table-cell table:formula="of:=[.AC31]*30" office:value-type="float" office:value="2548.69748266333" calcext:value-type="float">
            <text:p>2548.6974826633</text:p>
          </table:table-cell>
          <table:table-cell table:formula="of:=[.AD31]*30" office:value-type="float" office:value="53.5470978406746" calcext:value-type="float">
            <text:p>53.5470978407</text:p>
          </table:table-cell>
          <table:table-cell table:number-columns-repeated="992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1"/>
          <table:table-cell table:style-name="Default" office:value-type="float" office:value="2471" calcext:value-type="float">
            <text:p>2471</text:p>
          </table:table-cell>
          <table:table-cell table:style-name="ce12" table:formula="of:=SQRT([.W32])" office:value-type="float" office:value="49.7091540865463" calcext:value-type="float">
            <text:p>49.71</text:p>
          </table:table-cell>
          <table:table-cell table:style-name="ce33" table:formula="of:=[.W32]/30" office:value-type="float" office:value="82.3666666666667" calcext:value-type="float">
            <text:p>82.37</text:p>
          </table:table-cell>
          <table:table-cell table:style-name="ce33" table:formula="of:=[.X32]/30" office:value-type="float" office:value="1.65697180288488" calcext:value-type="float">
            <text:p>1.66</text:p>
          </table:table-cell>
          <table:table-cell table:style-name="ce12" table:formula="of:=[.Y32]-[.$H$6]" office:value-type="float" office:value="81.9" calcext:value-type="float">
            <text:p>81.90</text:p>
          </table:table-cell>
          <table:table-cell table:style-name="ce12" table:formula="of:=([.Z32]^2+[.$I$6]^2)^0.5" office:value-type="float" office:value="1.65814488041439" calcext:value-type="float">
            <text:p>1.66</text:p>
          </table:table-cell>
          <table:table-cell table:style-name="ce33" table:formula="of:=[.AA32]/(1-[.AA32]*[.$P$2])" office:value-type="float" office:value="84.7779841042392" calcext:value-type="float">
            <text:p>84.78</text:p>
          </table:table-cell>
          <table:table-cell table:style-name="ce33" table:formula="of:=([.AB32]^2/(1-[.AA32]*[.$P$2])^4+([.AA32]^2/(1-[.AA32]*[.$P$2])^2)^2*[.$Q$2]^2)^0.5" office:value-type="float" office:value="1.7828104454735" calcext:value-type="float">
            <text:p>1.78</text:p>
          </table:table-cell>
          <table:table-cell table:formula="of:=[.AC32]*30" office:value-type="float" office:value="2543.33952312718" calcext:value-type="float">
            <text:p>2543.3395231272</text:p>
          </table:table-cell>
          <table:table-cell table:formula="of:=[.AD32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12" table:formula="of:=SQRT([.W33])" office:value-type="float" office:value="49.7393204617836" calcext:value-type="float">
            <text:p>49.74</text:p>
          </table:table-cell>
          <table:table-cell table:style-name="ce33" table:formula="of:=[.W33]/30" office:value-type="float" office:value="82.4666666666667" calcext:value-type="float">
            <text:p>82.47</text:p>
          </table:table-cell>
          <table:table-cell table:style-name="ce33" table:formula="of:=[.X33]/30" office:value-type="float" office:value="1.65797734872612" calcext:value-type="float">
            <text:p>1.66</text:p>
          </table:table-cell>
          <table:table-cell table:style-name="ce12" table:formula="of:=[.Y33]-[.$H$6]" office:value-type="float" office:value="82" calcext:value-type="float">
            <text:p>82.00</text:p>
          </table:table-cell>
          <table:table-cell table:style-name="ce12" table:formula="of:=([.Z33]^2+[.$I$6]^2)^0.5" office:value-type="float" office:value="1.65914971529931" calcext:value-type="float">
            <text:p>1.66</text:p>
          </table:table-cell>
          <table:table-cell table:style-name="ce33" table:formula="of:=[.AA33]/(1-[.AA33]*[.$P$2])" office:value-type="float" office:value="84.8851402296312" calcext:value-type="float">
            <text:p>84.89</text:p>
          </table:table-cell>
          <table:table-cell table:style-name="ce33" table:formula="of:=([.AB33]^2/(1-[.AA33]*[.$P$2])^4+([.AA33]^2/(1-[.AA33]*[.$P$2])^2)^2*[.$Q$2]^2)^0.5" office:value-type="float" office:value="1.78406625623586" calcext:value-type="float">
            <text:p>1.78</text:p>
          </table:table-cell>
          <table:table-cell table:formula="of:=[.AC33]*30" office:value-type="float" office:value="2546.55420688894" calcext:value-type="float">
            <text:p>2546.5542068889</text:p>
          </table:table-cell>
          <table:table-cell table:formula="of:=[.AD33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2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4" table:formula="of:=[.L24]/[.H30]" office:value-type="percentage" office:value="0.00324641811952653" calcext:value-type="percentage">
            <text:p>0.325%</text:p>
          </table:table-cell>
          <table:table-cell table:style-name="ce28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9" table:formula="of:=[.M28]/(4*PI())" office:value-type="percentage" office:value="0.00397539164781996" calcext:value-type="percentage">
            <text:p>0.3975%</text:p>
          </table:table-cell>
          <table:table-cell table:style-name="ce29" table:formula="of:=[.N30]/(4*PI())" office:value-type="percentage" office:value="0.000108361547135486" calcext:value-type="percentage">
            <text:p>0.0108%</text:p>
          </table:table-cell>
          <table:table-cell table:style-name="ce22" table:formula="of:=[.K34]/[.N34]" office:value-type="percentage" office:value="0.81662850031564" calcext:value-type="percentage">
            <text:p>81.66%</text:p>
          </table:table-cell>
          <table:table-cell table:style-name="ce22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5"/>
          <table:table-cell table:style-name="Default" office:value-type="float" office:value="2474" calcext:value-type="float">
            <text:p>2474</text:p>
          </table:table-cell>
          <table:table-cell table:style-name="ce12" table:formula="of:=SQRT([.W34])" office:value-type="float" office:value="49.7393204617836" calcext:value-type="float">
            <text:p>49.74</text:p>
          </table:table-cell>
          <table:table-cell table:style-name="ce33" table:formula="of:=[.W34]/30" office:value-type="float" office:value="82.4666666666667" calcext:value-type="float">
            <text:p>82.47</text:p>
          </table:table-cell>
          <table:table-cell table:style-name="ce33" table:formula="of:=[.X34]/30" office:value-type="float" office:value="1.65797734872612" calcext:value-type="float">
            <text:p>1.66</text:p>
          </table:table-cell>
          <table:table-cell table:style-name="ce12" table:formula="of:=[.Y34]-[.$H$6]" office:value-type="float" office:value="82" calcext:value-type="float">
            <text:p>82.00</text:p>
          </table:table-cell>
          <table:table-cell table:style-name="ce12" table:formula="of:=([.Z34]^2+[.$I$6]^2)^0.5" office:value-type="float" office:value="1.65914971529931" calcext:value-type="float">
            <text:p>1.66</text:p>
          </table:table-cell>
          <table:table-cell table:style-name="ce33" table:formula="of:=[.AA34]/(1-[.AA34]*[.$P$2])" office:value-type="float" office:value="84.8851402296312" calcext:value-type="float">
            <text:p>84.89</text:p>
          </table:table-cell>
          <table:table-cell table:style-name="ce33" table:formula="of:=([.AB34]^2/(1-[.AA34]*[.$P$2])^4+([.AA34]^2/(1-[.AA34]*[.$P$2])^2)^2*[.$Q$2]^2)^0.5" office:value-type="float" office:value="1.78406625623586" calcext:value-type="float">
            <text:p>1.78</text:p>
          </table:table-cell>
          <table:table-cell table:formula="of:=[.AC34]*30" office:value-type="float" office:value="2546.55420688894" calcext:value-type="float">
            <text:p>2546.5542068889</text:p>
          </table:table-cell>
          <table:table-cell table:formula="of:=[.AD34]*30" office:value-type="float" office:value="53.5219876870758" calcext:value-type="float">
            <text:p>53.5219876871</text:p>
          </table:table-cell>
          <table:table-cell table:number-columns-repeated="992"/>
        </table:table-row>
        <table:table-row table:style-name="ro2">
          <table:table-cell/>
          <table:table-cell table:style-name="ce4"/>
          <table:table-cell table:number-columns-repeated="20"/>
          <table:table-cell table:style-name="Default" office:value-type="float" office:value="2490" calcext:value-type="float">
            <text:p>2490</text:p>
          </table:table-cell>
          <table:table-cell table:style-name="ce12" table:formula="of:=SQRT([.W35])" office:value-type="float" office:value="49.8998997994986" calcext:value-type="float">
            <text:p>49.90</text:p>
          </table:table-cell>
          <table:table-cell table:style-name="ce33" table:formula="of:=[.W35]/30" office:value-type="float" office:value="83" calcext:value-type="float">
            <text:p>83.00</text:p>
          </table:table-cell>
          <table:table-cell table:style-name="ce33" table:formula="of:=[.X35]/30" office:value-type="float" office:value="1.66332999331662" calcext:value-type="float">
            <text:p>1.66</text:p>
          </table:table-cell>
          <table:table-cell table:style-name="ce12" table:formula="of:=[.Y35]-[.$H$6]" office:value-type="float" office:value="82.5333333333333" calcext:value-type="float">
            <text:p>82.53</text:p>
          </table:table-cell>
          <table:table-cell table:style-name="ce12" table:formula="of:=([.Z35]^2+[.$I$6]^2)^0.5" office:value-type="float" office:value="1.66449858983285" calcext:value-type="float">
            <text:p>1.66</text:p>
          </table:table-cell>
          <table:table-cell table:style-name="ce33" table:formula="of:=[.AA35]/(1-[.AA35]*[.$P$2])" office:value-type="float" office:value="85.4567949062688" calcext:value-type="float">
            <text:p>85.46</text:p>
          </table:table-cell>
          <table:table-cell table:style-name="ce33" table:formula="of:=([.AB35]^2/(1-[.AA35]*[.$P$2])^4+([.AA35]^2/(1-[.AA35]*[.$P$2])^2)^2*[.$Q$2]^2)^0.5" office:value-type="float" office:value="1.79075780309984" calcext:value-type="float">
            <text:p>1.79</text:p>
          </table:table-cell>
          <table:table-cell table:formula="of:=[.AC35]*30" office:value-type="float" office:value="2563.70384718806" calcext:value-type="float">
            <text:p>2563.7038471881</text:p>
          </table:table-cell>
          <table:table-cell table:formula="of:=[.AD35]*30" office:value-type="float" office:value="53.7227340929952" calcext:value-type="float">
            <text:p>53.722734093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distância alvo</text:p>
          </table:table-cell>
          <table:table-cell table:number-columns-repeated="20"/>
          <table:table-cell table:style-name="Default" office:value-type="float" office:value="2520" calcext:value-type="float">
            <text:p>2520</text:p>
          </table:table-cell>
          <table:table-cell table:style-name="ce12" table:formula="of:=SQRT([.W36])" office:value-type="float" office:value="50.1996015920445" calcext:value-type="float">
            <text:p>50.20</text:p>
          </table:table-cell>
          <table:table-cell table:style-name="ce33" table:formula="of:=[.W36]/30" office:value-type="float" office:value="84" calcext:value-type="float">
            <text:p>84.00</text:p>
          </table:table-cell>
          <table:table-cell table:style-name="ce33" table:formula="of:=[.X36]/30" office:value-type="float" office:value="1.67332005306815" calcext:value-type="float">
            <text:p>1.67</text:p>
          </table:table-cell>
          <table:table-cell table:style-name="ce12" table:formula="of:=[.Y36]-[.$H$6]" office:value-type="float" office:value="83.5333333333333" calcext:value-type="float">
            <text:p>83.53</text:p>
          </table:table-cell>
          <table:table-cell table:style-name="ce12" table:formula="of:=([.Z36]^2+[.$I$6]^2)^0.5" office:value-type="float" office:value="1.67448167768085" calcext:value-type="float">
            <text:p>1.67</text:p>
          </table:table-cell>
          <table:table-cell table:style-name="ce33" table:formula="of:=[.AA36]/(1-[.AA36]*[.$P$2])" office:value-type="float" office:value="86.529353086846" calcext:value-type="float">
            <text:p>86.53</text:p>
          </table:table-cell>
          <table:table-cell table:style-name="ce33" table:formula="of:=([.AB36]^2/(1-[.AA36]*[.$P$2])^4+([.AA36]^2/(1-[.AA36]*[.$P$2])^2)^2*[.$Q$2]^2)^0.5" office:value-type="float" office:value="1.80327721761116" calcext:value-type="float">
            <text:p>1.80</text:p>
          </table:table-cell>
          <table:table-cell table:formula="of:=[.AC36]*30" office:value-type="float" office:value="2595.88059260538" calcext:value-type="float">
            <text:p>2595.8805926054</text:p>
          </table:table-cell>
          <table:table-cell table:formula="of:=[.AD36]*30" office:value-type="float" office:value="54.0983165283348" calcext:value-type="float">
            <text:p>54.0983165283</text:p>
          </table:table-cell>
          <table:table-cell table:number-columns-repeated="992"/>
        </table:table-row>
        <table:table-row table:style-name="ro2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20"/>
          <table:table-cell table:style-name="Default" office:value-type="float" office:value="2404" calcext:value-type="float">
            <text:p>2404</text:p>
          </table:table-cell>
          <table:table-cell table:style-name="ce12" table:formula="of:=SQRT([.W37])" office:value-type="float" office:value="49.0306026885251" calcext:value-type="float">
            <text:p>49.03</text:p>
          </table:table-cell>
          <table:table-cell table:style-name="ce33" table:formula="of:=[.W37]/30" office:value-type="float" office:value="80.1333333333333" calcext:value-type="float">
            <text:p>80.13</text:p>
          </table:table-cell>
          <table:table-cell table:style-name="ce33" table:formula="of:=[.X37]/30" office:value-type="float" office:value="1.63435342295084" calcext:value-type="float">
            <text:p>1.63</text:p>
          </table:table-cell>
          <table:table-cell table:style-name="ce12" table:formula="of:=[.Y37]-[.$H$6]" office:value-type="float" office:value="79.6666666666667" calcext:value-type="float">
            <text:p>79.67</text:p>
          </table:table-cell>
          <table:table-cell table:style-name="ce12" table:formula="of:=([.Z37]^2+[.$I$6]^2)^0.5" office:value-type="float" office:value="1.63554272337961" calcext:value-type="float">
            <text:p>1.64</text:p>
          </table:table-cell>
          <table:table-cell table:style-name="ce33" table:formula="of:=[.AA37]/(1-[.AA37]*[.$P$2])" office:value-type="float" office:value="82.3872242392866" calcext:value-type="float">
            <text:p>82.39</text:p>
          </table:table-cell>
          <table:table-cell table:style-name="ce33" table:formula="of:=([.AB37]^2/(1-[.AA37]*[.$P$2])^4+([.AA37]^2/(1-[.AA37]*[.$P$2])^2)^2*[.$Q$2]^2)^0.5" office:value-type="float" office:value="1.75466666077916" calcext:value-type="float">
            <text:p>1.75</text:p>
          </table:table-cell>
          <table:table-cell table:formula="of:=[.AC37]*30" office:value-type="float" office:value="2471.6167271786" calcext:value-type="float">
            <text:p>2471.6167271786</text:p>
          </table:table-cell>
          <table:table-cell table:formula="of:=[.AD37]*30" office:value-type="float" office:value="52.6399998233748" calcext:value-type="float">
            <text:p>52.6399998234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318" calcext:value-type="float">
            <text:p>2318</text:p>
          </table:table-cell>
          <table:table-cell table:style-name="ce12" table:formula="of:=SQRT([.W38])" office:value-type="float" office:value="48.1456124688429" calcext:value-type="float">
            <text:p>48.15</text:p>
          </table:table-cell>
          <table:table-cell table:style-name="ce33" table:formula="of:=[.W38]/30" office:value-type="float" office:value="77.2666666666667" calcext:value-type="float">
            <text:p>77.27</text:p>
          </table:table-cell>
          <table:table-cell table:style-name="ce33" table:formula="of:=[.X38]/30" office:value-type="float" office:value="1.60485374896143" calcext:value-type="float">
            <text:p>1.60</text:p>
          </table:table-cell>
          <table:table-cell table:style-name="ce12" table:formula="of:=[.Y38]-[.$H$6]" office:value-type="float" office:value="76.8" calcext:value-type="float">
            <text:p>76.80</text:p>
          </table:table-cell>
          <table:table-cell table:style-name="ce12" table:formula="of:=([.Z38]^2+[.$I$6]^2)^0.5" office:value-type="float" office:value="1.60606489421955" calcext:value-type="float">
            <text:p>1.61</text:p>
          </table:table-cell>
          <table:table-cell table:style-name="ce33" table:formula="of:=[.AA38]/(1-[.AA38]*[.$P$2])" office:value-type="float" office:value="79.325188101542" calcext:value-type="float">
            <text:p>79.33</text:p>
          </table:table-cell>
          <table:table-cell table:style-name="ce33" table:formula="of:=([.AB38]^2/(1-[.AA38]*[.$P$2])^4+([.AA38]^2/(1-[.AA38]*[.$P$2])^2)^2*[.$Q$2]^2)^0.5" office:value-type="float" office:value="1.71825246196759" calcext:value-type="float">
            <text:p>1.72</text:p>
          </table:table-cell>
          <table:table-cell table:formula="of:=[.AC38]*30" office:value-type="float" office:value="2379.75564304626" calcext:value-type="float">
            <text:p>2379.7556430463</text:p>
          </table:table-cell>
          <table:table-cell table:formula="of:=[.AD38]*30" office:value-type="float" office:value="51.5475738590277" calcext:value-type="float">
            <text:p>51.547573859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07" calcext:value-type="float">
            <text:p>2507</text:p>
          </table:table-cell>
          <table:table-cell table:style-name="ce12" table:formula="of:=SQRT([.W39])" office:value-type="float" office:value="50.0699510684802" calcext:value-type="float">
            <text:p>50.07</text:p>
          </table:table-cell>
          <table:table-cell table:style-name="ce33" table:formula="of:=[.W39]/30" office:value-type="float" office:value="83.5666666666667" calcext:value-type="float">
            <text:p>83.57</text:p>
          </table:table-cell>
          <table:table-cell table:style-name="ce33" table:formula="of:=[.X39]/30" office:value-type="float" office:value="1.66899836894934" calcext:value-type="float">
            <text:p>1.67</text:p>
          </table:table-cell>
          <table:table-cell table:style-name="ce12" table:formula="of:=[.Y39]-[.$H$6]" office:value-type="float" office:value="83.1" calcext:value-type="float">
            <text:p>83.10</text:p>
          </table:table-cell>
          <table:table-cell table:style-name="ce12" table:formula="of:=([.Z39]^2+[.$I$6]^2)^0.5" office:value-type="float" office:value="1.67016299936397" calcext:value-type="float">
            <text:p>1.67</text:p>
          </table:table-cell>
          <table:table-cell table:style-name="ce33" table:formula="of:=[.AA39]/(1-[.AA39]*[.$P$2])" office:value-type="float" office:value="86.0644648137278" calcext:value-type="float">
            <text:p>86.06</text:p>
          </table:table-cell>
          <table:table-cell table:style-name="ce33" table:formula="of:=([.AB39]^2/(1-[.AA39]*[.$P$2])^4+([.AA39]^2/(1-[.AA39]*[.$P$2])^2)^2*[.$Q$2]^2)^0.5" office:value-type="float" office:value="1.7978564458556" calcext:value-type="float">
            <text:p>1.80</text:p>
          </table:table-cell>
          <table:table-cell table:formula="of:=[.AC39]*30" office:value-type="float" office:value="2581.93394441183" calcext:value-type="float">
            <text:p>2581.9339444118</text:p>
          </table:table-cell>
          <table:table-cell table:formula="of:=[.AD39]*30" office:value-type="float" office:value="53.935693375668" calcext:value-type="float">
            <text:p>53.9356933757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Contagens beta+ga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table:number-columns-repeated="8"/>
          <table:table-cell table:number-columns-repeated="7"/>
          <table:table-cell table:style-name="Default" office:value-type="float" office:value="2500" calcext:value-type="float">
            <text:p>2500</text:p>
          </table:table-cell>
          <table:table-cell table:style-name="ce12" table:formula="of:=SQRT([.W40])" office:value-type="float" office:value="50" calcext:value-type="float">
            <text:p>50.00</text:p>
          </table:table-cell>
          <table:table-cell table:style-name="ce33" table:formula="of:=[.W40]/30" office:value-type="float" office:value="83.3333333333333" calcext:value-type="float">
            <text:p>83.33</text:p>
          </table:table-cell>
          <table:table-cell table:style-name="ce33" table:formula="of:=[.X40]/30" office:value-type="float" office:value="1.66666666666667" calcext:value-type="float">
            <text:p>1.67</text:p>
          </table:table-cell>
          <table:table-cell table:style-name="ce12" table:formula="of:=[.Y40]-[.$H$6]" office:value-type="float" office:value="82.8666666666667" calcext:value-type="float">
            <text:p>82.87</text:p>
          </table:table-cell>
          <table:table-cell table:style-name="ce12" table:formula="of:=([.Z40]^2+[.$I$6]^2)^0.5" office:value-type="float" office:value="1.66783292528558" calcext:value-type="float">
            <text:p>1.67</text:p>
          </table:table-cell>
          <table:table-cell table:style-name="ce33" table:formula="of:=[.AA40]/(1-[.AA40]*[.$P$2])" office:value-type="float" office:value="85.8142119919114" calcext:value-type="float">
            <text:p>85.81</text:p>
          </table:table-cell>
          <table:table-cell table:style-name="ce33" table:formula="of:=([.AB40]^2/(1-[.AA40]*[.$P$2])^4+([.AA40]^2/(1-[.AA40]*[.$P$2])^2)^2*[.$Q$2]^2)^0.5" office:value-type="float" office:value="1.79493485006718" calcext:value-type="float">
            <text:p>1.79</text:p>
          </table:table-cell>
          <table:table-cell table:formula="of:=[.AC40]*30" office:value-type="float" office:value="2574.42635975734" calcext:value-type="float">
            <text:p>2574.4263597574</text:p>
          </table:table-cell>
          <table:table-cell table:formula="of:=[.AD40]*30" office:value-type="float" office:value="53.8480455020154" calcext:value-type="float">
            <text:p>53.848045502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formula="of:=14214" office:value-type="float" office:value="14214" calcext:value-type="float">
            <text:p>14214</text:p>
          </table:table-cell>
          <table:table-cell table:style-name="ce4" table:formula="of:=14087" office:value-type="float" office:value="14087" calcext:value-type="float">
            <text:p>14087</text:p>
          </table:table-cell>
          <table:table-cell table:style-name="ce4" table:formula="of:=[.D41]+[.E41]" office:value-type="float" office:value="28301" calcext:value-type="float">
            <text:p>28301</text:p>
          </table:table-cell>
          <table:table-cell table:style-name="ce14" table:formula="of:=SQRT([.F41])" office:value-type="float" office:value="168.229010577843" calcext:value-type="float">
            <text:p>168.23</text:p>
          </table:table-cell>
          <table:table-cell table:style-name="ce4"/>
          <table:table-cell table:style-name="ce18"/>
          <table:table-cell table:style-name="ce15" table:number-columns-repeated="6"/>
          <table:table-cell table:number-columns-repeated="7"/>
          <table:table-cell table:style-name="Default" office:value-type="float" office:value="2428" calcext:value-type="float">
            <text:p>2428</text:p>
          </table:table-cell>
          <table:table-cell table:style-name="ce12" table:formula="of:=SQRT([.W41])" office:value-type="float" office:value="49.2747399790197" calcext:value-type="float">
            <text:p>49.27</text:p>
          </table:table-cell>
          <table:table-cell table:style-name="ce33" table:formula="of:=[.W41]/30" office:value-type="float" office:value="80.9333333333333" calcext:value-type="float">
            <text:p>80.93</text:p>
          </table:table-cell>
          <table:table-cell table:style-name="ce33" table:formula="of:=[.X41]/30" office:value-type="float" office:value="1.64249133263399" calcext:value-type="float">
            <text:p>1.64</text:p>
          </table:table-cell>
          <table:table-cell table:style-name="ce12" table:formula="of:=[.Y41]-[.$H$6]" office:value-type="float" office:value="80.4666666666667" calcext:value-type="float">
            <text:p>80.47</text:p>
          </table:table-cell>
          <table:table-cell table:style-name="ce12" table:formula="of:=([.Z41]^2+[.$I$6]^2)^0.5" office:value-type="float" office:value="1.64367474479188" calcext:value-type="float">
            <text:p>1.64</text:p>
          </table:table-cell>
          <table:table-cell table:style-name="ce33" table:formula="of:=[.AA41]/(1-[.AA41]*[.$P$2])" office:value-type="float" office:value="83.2430894844574" calcext:value-type="float">
            <text:p>83.24</text:p>
          </table:table-cell>
          <table:table-cell table:style-name="ce33" table:formula="of:=([.AB41]^2/(1-[.AA41]*[.$P$2])^4+([.AA41]^2/(1-[.AA41]*[.$P$2])^2)^2*[.$Q$2]^2)^0.5" office:value-type="float" office:value="1.76476980291923" calcext:value-type="float">
            <text:p>1.76</text:p>
          </table:table-cell>
          <table:table-cell table:formula="of:=[.AC41]*30" office:value-type="float" office:value="2497.29268453372" calcext:value-type="float">
            <text:p>2497.2926845337</text:p>
          </table:table-cell>
          <table:table-cell table:formula="of:=[.AD41]*30" office:value-type="float" office:value="52.9430940875769" calcext:value-type="float">
            <text:p>52.9430940876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52" calcext:value-type="float">
            <text:p>2452</text:p>
          </table:table-cell>
          <table:table-cell table:style-name="ce12" table:formula="of:=SQRT([.W42])" office:value-type="float" office:value="49.5176736125598" calcext:value-type="float">
            <text:p>49.52</text:p>
          </table:table-cell>
          <table:table-cell table:style-name="ce33" table:formula="of:=[.W42]/30" office:value-type="float" office:value="81.7333333333333" calcext:value-type="float">
            <text:p>81.73</text:p>
          </table:table-cell>
          <table:table-cell table:style-name="ce33" table:formula="of:=[.X42]/30" office:value-type="float" office:value="1.65058912041866" calcext:value-type="float">
            <text:p>1.65</text:p>
          </table:table-cell>
          <table:table-cell table:style-name="ce12" table:formula="of:=[.Y42]-[.$H$6]" office:value-type="float" office:value="81.2666666666667" calcext:value-type="float">
            <text:p>81.27</text:p>
          </table:table-cell>
          <table:table-cell table:style-name="ce12" table:formula="of:=([.Z42]^2+[.$I$6]^2)^0.5" office:value-type="float" office:value="1.65176673090765" calcext:value-type="float">
            <text:p>1.65</text:p>
          </table:table-cell>
          <table:table-cell table:style-name="ce33" table:formula="of:=[.AA42]/(1-[.AA42]*[.$P$2])" office:value-type="float" office:value="84.09954212154" calcext:value-type="float">
            <text:p>84.10</text:p>
          </table:table-cell>
          <table:table-cell table:style-name="ce33" table:formula="of:=([.AB42]^2/(1-[.AA42]*[.$P$2])^4+([.AA42]^2/(1-[.AA42]*[.$P$2])^2)^2*[.$Q$2]^2)^0.5" office:value-type="float" office:value="1.77484845553516" calcext:value-type="float">
            <text:p>1.77</text:p>
          </table:table-cell>
          <table:table-cell table:formula="of:=[.AC42]*30" office:value-type="float" office:value="2522.9862636462" calcext:value-type="float">
            <text:p>2522.9862636462</text:p>
          </table:table-cell>
          <table:table-cell table:formula="of:=[.AD42]*30" office:value-type="float" office:value="53.2454536660548" calcext:value-type="float">
            <text:p>53.2454536661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52" calcext:value-type="float">
            <text:p>2552</text:p>
          </table:table-cell>
          <table:table-cell table:style-name="ce12" table:formula="of:=SQRT([.W43])" office:value-type="float" office:value="50.5173237612604" calcext:value-type="float">
            <text:p>50.52</text:p>
          </table:table-cell>
          <table:table-cell table:style-name="ce33" table:formula="of:=[.W43]/30" office:value-type="float" office:value="85.0666666666667" calcext:value-type="float">
            <text:p>85.07</text:p>
          </table:table-cell>
          <table:table-cell table:style-name="ce33" table:formula="of:=[.X43]/30" office:value-type="float" office:value="1.68391079204201" calcext:value-type="float">
            <text:p>1.68</text:p>
          </table:table-cell>
          <table:table-cell table:style-name="ce12" table:formula="of:=[.Y43]-[.$H$6]" office:value-type="float" office:value="84.6" calcext:value-type="float">
            <text:p>84.60</text:p>
          </table:table-cell>
          <table:table-cell table:style-name="ce12" table:formula="of:=([.Z43]^2+[.$I$6]^2)^0.5" office:value-type="float" office:value="1.68506511578765" calcext:value-type="float">
            <text:p>1.69</text:p>
          </table:table-cell>
          <table:table-cell table:style-name="ce33" table:formula="of:=[.AA43]/(1-[.AA43]*[.$P$2])" office:value-type="float" office:value="87.6744307959899" calcext:value-type="float">
            <text:p>87.67</text:p>
          </table:table-cell>
          <table:table-cell table:style-name="ce33" table:formula="of:=([.AB43]^2/(1-[.AA43]*[.$P$2])^4+([.AA43]^2/(1-[.AA43]*[.$P$2])^2)^2*[.$Q$2]^2)^0.5" office:value-type="float" office:value="1.8165932347782" calcext:value-type="float">
            <text:p>1.82</text:p>
          </table:table-cell>
          <table:table-cell table:formula="of:=[.AC43]*30" office:value-type="float" office:value="2630.2329238797" calcext:value-type="float">
            <text:p>2630.2329238797</text:p>
          </table:table-cell>
          <table:table-cell table:formula="of:=[.AD43]*30" office:value-type="float" office:value="54.497797043346" calcext:value-type="float">
            <text:p>54.4977970433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5"/>
          <table:table-cell table:style-name="ce10"/>
          <table:table-cell table:style-name="ce4" table:number-columns-repeated="2"/>
          <table:table-cell table:style-name="ce10"/>
          <table:table-cell table:style-name="ce4"/>
          <table:table-cell table:style-name="ce19"/>
          <table:table-cell table:number-columns-repeated="5"/>
          <table:table-cell table:style-name="Default" office:value-type="float" office:value="2491" calcext:value-type="float">
            <text:p>2491</text:p>
          </table:table-cell>
          <table:table-cell table:style-name="ce12" table:formula="of:=SQRT([.W44])" office:value-type="float" office:value="49.9099188538711" calcext:value-type="float">
            <text:p>49.91</text:p>
          </table:table-cell>
          <table:table-cell table:style-name="ce33" table:formula="of:=[.W44]/30" office:value-type="float" office:value="83.0333333333333" calcext:value-type="float">
            <text:p>83.03</text:p>
          </table:table-cell>
          <table:table-cell table:style-name="ce33" table:formula="of:=[.X44]/30" office:value-type="float" office:value="1.6636639617957" calcext:value-type="float">
            <text:p>1.66</text:p>
          </table:table-cell>
          <table:table-cell table:style-name="ce12" table:formula="of:=[.Y44]-[.$H$6]" office:value-type="float" office:value="82.5666666666667" calcext:value-type="float">
            <text:p>82.57</text:p>
          </table:table-cell>
          <table:table-cell table:style-name="ce12" table:formula="of:=([.Z44]^2+[.$I$6]^2)^0.5" office:value-type="float" office:value="1.66483232388931" calcext:value-type="float">
            <text:p>1.66</text:p>
          </table:table-cell>
          <table:table-cell table:style-name="ce33" table:formula="of:=[.AA44]/(1-[.AA44]*[.$P$2])" office:value-type="float" office:value="85.4925320128884" calcext:value-type="float">
            <text:p>85.49</text:p>
          </table:table-cell>
          <table:table-cell table:style-name="ce33" table:formula="of:=([.AB44]^2/(1-[.AA44]*[.$P$2])^4+([.AA44]^2/(1-[.AA44]*[.$P$2])^2)^2*[.$Q$2]^2)^0.5" office:value-type="float" office:value="1.79117568561445" calcext:value-type="float">
            <text:p>1.79</text:p>
          </table:table-cell>
          <table:table-cell table:formula="of:=[.AC44]*30" office:value-type="float" office:value="2564.77596038665" calcext:value-type="float">
            <text:p>2564.7759603867</text:p>
          </table:table-cell>
          <table:table-cell table:formula="of:=[.AD44]*30" office:value-type="float" office:value="53.7352705684335" calcext:value-type="float">
            <text:p>53.7352705684</text:p>
          </table:table-cell>
          <table:table-cell table:number-columns-repeated="992"/>
        </table:table-row>
        <table:table-row table:style-name="ro2">
          <table:table-cell/>
          <table:table-cell table:style-name="ce4"/>
          <table:table-cell table:style-name="ce7"/>
          <table:table-cell table:style-name="ce4" table:number-columns-repeated="4"/>
          <table:table-cell table:style-name="ce15" table:number-columns-repeated="2"/>
          <table:table-cell table:style-name="ce4"/>
          <table:table-cell table:style-name="ce23"/>
          <table:table-cell table:style-name="ce27"/>
          <table:table-cell table:style-name="ce8" table:number-columns-repeated="2"/>
          <table:table-cell table:style-name="ce4" table:number-columns-repeated="3"/>
          <table:table-cell table:number-columns-repeated="5"/>
          <table:table-cell table:style-name="Default" office:value-type="float" office:value="2505" calcext:value-type="float">
            <text:p>2505</text:p>
          </table:table-cell>
          <table:table-cell table:style-name="ce12" table:formula="of:=SQRT([.W45])" office:value-type="float" office:value="50.0499750249688" calcext:value-type="float">
            <text:p>50.05</text:p>
          </table:table-cell>
          <table:table-cell table:style-name="ce33" table:formula="of:=[.W45]/30" office:value-type="float" office:value="83.5" calcext:value-type="float">
            <text:p>83.50</text:p>
          </table:table-cell>
          <table:table-cell table:style-name="ce33" table:formula="of:=[.X45]/30" office:value-type="float" office:value="1.66833250083229" calcext:value-type="float">
            <text:p>1.67</text:p>
          </table:table-cell>
          <table:table-cell table:style-name="ce12" table:formula="of:=[.Y45]-[.$H$6]" office:value-type="float" office:value="83.0333333333333" calcext:value-type="float">
            <text:p>83.03</text:p>
          </table:table-cell>
          <table:table-cell table:style-name="ce12" table:formula="of:=([.Z45]^2+[.$I$6]^2)^0.5" office:value-type="float" office:value="1.66949759575215" calcext:value-type="float">
            <text:p>1.67</text:p>
          </table:table-cell>
          <table:table-cell table:style-name="ce33" table:formula="of:=[.AA45]/(1-[.AA45]*[.$P$2])" office:value-type="float" office:value="85.9929588919542" calcext:value-type="float">
            <text:p>85.99</text:p>
          </table:table-cell>
          <table:table-cell table:style-name="ce33" table:formula="of:=([.AB45]^2/(1-[.AA45]*[.$P$2])^4+([.AA45]^2/(1-[.AA45]*[.$P$2])^2)^2*[.$Q$2]^2)^0.5" office:value-type="float" office:value="1.79702189949141" calcext:value-type="float">
            <text:p>1.80</text:p>
          </table:table-cell>
          <table:table-cell table:formula="of:=[.AC45]*30" office:value-type="float" office:value="2579.78876675863" calcext:value-type="float">
            <text:p>2579.7887667586</text:p>
          </table:table-cell>
          <table:table-cell table:formula="of:=[.AD45]*30" office:value-type="float" office:value="53.9106569847423" calcext:value-type="float">
            <text:p>53.9106569847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11"/>
          <table:table-cell table:style-name="ce10"/>
          <table:table-cell table:number-columns-repeated="7"/>
          <table:table-cell table:style-name="Default" office:value-type="float" office:value="2544" calcext:value-type="float">
            <text:p>2544</text:p>
          </table:table-cell>
          <table:table-cell table:style-name="ce12" table:formula="of:=SQRT([.W46])" office:value-type="float" office:value="50.438080851674" calcext:value-type="float">
            <text:p>50.44</text:p>
          </table:table-cell>
          <table:table-cell table:style-name="ce33" table:formula="of:=[.W46]/30" office:value-type="float" office:value="84.8" calcext:value-type="float">
            <text:p>84.80</text:p>
          </table:table-cell>
          <table:table-cell table:style-name="ce33" table:formula="of:=[.X46]/30" office:value-type="float" office:value="1.68126936172247" calcext:value-type="float">
            <text:p>1.68</text:p>
          </table:table-cell>
          <table:table-cell table:style-name="ce12" table:formula="of:=[.Y46]-[.$H$6]" office:value-type="float" office:value="84.3333333333333" calcext:value-type="float">
            <text:p>84.33</text:p>
          </table:table-cell>
          <table:table-cell table:style-name="ce12" table:formula="of:=([.Z46]^2+[.$I$6]^2)^0.5" office:value-type="float" office:value="1.68242549777265" calcext:value-type="float">
            <text:p>1.68</text:p>
          </table:table-cell>
          <table:table-cell table:style-name="ce33" table:formula="of:=[.AA46]/(1-[.AA46]*[.$P$2])" office:value-type="float" office:value="87.3880630040187" calcext:value-type="float">
            <text:p>87.39</text:p>
          </table:table-cell>
          <table:table-cell table:style-name="ce33" table:formula="of:=([.AB46]^2/(1-[.AA46]*[.$P$2])^4+([.AA46]^2/(1-[.AA46]*[.$P$2])^2)^2*[.$Q$2]^2)^0.5" office:value-type="float" office:value="1.81326783559648" calcext:value-type="float">
            <text:p>1.81</text:p>
          </table:table-cell>
          <table:table-cell table:formula="of:=[.AC46]*30" office:value-type="float" office:value="2621.64189012056" calcext:value-type="float">
            <text:p>2621.6418901206</text:p>
          </table:table-cell>
          <table:table-cell table:formula="of:=[.AD46]*30" office:value-type="float" office:value="54.3980350678944" calcext:value-type="float">
            <text:p>54.3980350679</text:p>
          </table:table-cell>
          <table:table-cell table:number-columns-repeated="992"/>
        </table:table-row>
        <table:table-row table:style-name="ro2">
          <table:table-cell table:number-columns-repeated="3"/>
          <table:table-cell table:style-name="ce4" table:number-columns-repeated="4"/>
          <table:table-cell table:style-name="ce17" table:number-columns-repeated="2"/>
          <table:table-cell table:style-name="ce4" table:number-columns-repeated="3"/>
          <table:table-cell table:style-name="ce8" table:number-columns-repeated="2"/>
          <table:table-cell table:style-name="ce4"/>
          <table:table-cell table:number-columns-repeated="7"/>
          <table:table-cell table:style-name="Default" office:value-type="float" office:value="2471" calcext:value-type="float">
            <text:p>2471</text:p>
          </table:table-cell>
          <table:table-cell table:style-name="ce12" table:formula="of:=SQRT([.W47])" office:value-type="float" office:value="49.7091540865463" calcext:value-type="float">
            <text:p>49.71</text:p>
          </table:table-cell>
          <table:table-cell table:style-name="ce33" table:formula="of:=[.W47]/30" office:value-type="float" office:value="82.3666666666667" calcext:value-type="float">
            <text:p>82.37</text:p>
          </table:table-cell>
          <table:table-cell table:style-name="ce33" table:formula="of:=[.X47]/30" office:value-type="float" office:value="1.65697180288488" calcext:value-type="float">
            <text:p>1.66</text:p>
          </table:table-cell>
          <table:table-cell table:style-name="ce12" table:formula="of:=[.Y47]-[.$H$6]" office:value-type="float" office:value="81.9" calcext:value-type="float">
            <text:p>81.90</text:p>
          </table:table-cell>
          <table:table-cell table:style-name="ce12" table:formula="of:=([.Z47]^2+[.$I$6]^2)^0.5" office:value-type="float" office:value="1.65814488041439" calcext:value-type="float">
            <text:p>1.66</text:p>
          </table:table-cell>
          <table:table-cell table:style-name="ce33" table:formula="of:=[.AA47]/(1-[.AA47]*[.$P$2])" office:value-type="float" office:value="84.7779841042392" calcext:value-type="float">
            <text:p>84.78</text:p>
          </table:table-cell>
          <table:table-cell table:style-name="ce33" table:formula="of:=([.AB47]^2/(1-[.AA47]*[.$P$2])^4+([.AA47]^2/(1-[.AA47]*[.$P$2])^2)^2*[.$Q$2]^2)^0.5" office:value-type="float" office:value="1.7828104454735" calcext:value-type="float">
            <text:p>1.78</text:p>
          </table:table-cell>
          <table:table-cell table:formula="of:=[.AC47]*30" office:value-type="float" office:value="2543.33952312718" calcext:value-type="float">
            <text:p>2543.3395231272</text:p>
          </table:table-cell>
          <table:table-cell table:formula="of:=[.AD47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471" calcext:value-type="float">
            <text:p>2471</text:p>
          </table:table-cell>
          <table:table-cell table:style-name="ce12" table:formula="of:=SQRT([.W48])" office:value-type="float" office:value="49.7091540865463" calcext:value-type="float">
            <text:p>49.71</text:p>
          </table:table-cell>
          <table:table-cell table:style-name="ce33" table:formula="of:=[.W48]/30" office:value-type="float" office:value="82.3666666666667" calcext:value-type="float">
            <text:p>82.37</text:p>
          </table:table-cell>
          <table:table-cell table:style-name="ce33" table:formula="of:=[.X48]/30" office:value-type="float" office:value="1.65697180288488" calcext:value-type="float">
            <text:p>1.66</text:p>
          </table:table-cell>
          <table:table-cell table:style-name="ce12" table:formula="of:=[.Y48]-[.$H$6]" office:value-type="float" office:value="81.9" calcext:value-type="float">
            <text:p>81.90</text:p>
          </table:table-cell>
          <table:table-cell table:style-name="ce12" table:formula="of:=([.Z48]^2+[.$I$6]^2)^0.5" office:value-type="float" office:value="1.65814488041439" calcext:value-type="float">
            <text:p>1.66</text:p>
          </table:table-cell>
          <table:table-cell table:style-name="ce33" table:formula="of:=[.AA48]/(1-[.AA48]*[.$P$2])" office:value-type="float" office:value="84.7779841042392" calcext:value-type="float">
            <text:p>84.78</text:p>
          </table:table-cell>
          <table:table-cell table:style-name="ce33" table:formula="of:=([.AB48]^2/(1-[.AA48]*[.$P$2])^4+([.AA48]^2/(1-[.AA48]*[.$P$2])^2)^2*[.$Q$2]^2)^0.5" office:value-type="float" office:value="1.7828104454735" calcext:value-type="float">
            <text:p>1.78</text:p>
          </table:table-cell>
          <table:table-cell table:formula="of:=[.AC48]*30" office:value-type="float" office:value="2543.33952312718" calcext:value-type="float">
            <text:p>2543.3395231272</text:p>
          </table:table-cell>
          <table:table-cell table:formula="of:=[.AD48]*30" office:value-type="float" office:value="53.484313364205" calcext:value-type="float">
            <text:p>53.4843133642</text:p>
          </table:table-cell>
          <table:table-cell table:number-columns-repeated="992"/>
        </table:table-row>
        <table:table-row table:style-name="ro2">
          <table:table-cell table:number-columns-repeated="22"/>
          <table:table-cell table:style-name="Default" office:value-type="float" office:value="2504" calcext:value-type="float">
            <text:p>2504</text:p>
          </table:table-cell>
          <table:table-cell table:style-name="ce12" table:formula="of:=SQRT([.W49])" office:value-type="float" office:value="50.0399840127872" calcext:value-type="float">
            <text:p>50.04</text:p>
          </table:table-cell>
          <table:table-cell table:style-name="ce33" table:formula="of:=[.W49]/30" office:value-type="float" office:value="83.4666666666667" calcext:value-type="float">
            <text:p>83.47</text:p>
          </table:table-cell>
          <table:table-cell table:style-name="ce33" table:formula="of:=[.X49]/30" office:value-type="float" office:value="1.66799946709291" calcext:value-type="float">
            <text:p>1.67</text:p>
          </table:table-cell>
          <table:table-cell table:style-name="ce12" table:formula="of:=[.Y49]-[.$H$6]" office:value-type="float" office:value="83" calcext:value-type="float">
            <text:p>83.00</text:p>
          </table:table-cell>
          <table:table-cell table:style-name="ce12" table:formula="of:=([.Z49]^2+[.$I$6]^2)^0.5" office:value-type="float" office:value="1.6691647944739" calcext:value-type="float">
            <text:p>1.67</text:p>
          </table:table-cell>
          <table:table-cell table:style-name="ce33" table:formula="of:=[.AA49]/(1-[.AA49]*[.$P$2])" office:value-type="float" office:value="85.9572074658174" calcext:value-type="float">
            <text:p>85.96</text:p>
          </table:table-cell>
          <table:table-cell table:style-name="ce33" table:formula="of:=([.AB49]^2/(1-[.AA49]*[.$P$2])^4+([.AA49]^2/(1-[.AA49]*[.$P$2])^2)^2*[.$Q$2]^2)^0.5" office:value-type="float" office:value="1.79660456781051" calcext:value-type="float">
            <text:p>1.80</text:p>
          </table:table-cell>
          <table:table-cell table:formula="of:=[.AC49]*30" office:value-type="float" office:value="2578.71622397452" calcext:value-type="float">
            <text:p>2578.7162239745</text:p>
          </table:table-cell>
          <table:table-cell table:formula="of:=[.AD49]*30" office:value-type="float" office:value="53.8981370343153" calcext:value-type="float">
            <text:p>53.8981370343</text:p>
          </table:table-cell>
          <table:table-cell table:number-columns-repeated="992"/>
        </table:table-row>
        <table:table-row table:style-name="ro2">
          <table:table-cell/>
          <table:table-cell table:style-name="ce4"/>
          <table:table-cell table:number-columns-repeated="20"/>
          <table:table-cell table:style-name="Default" office:value-type="float" office:value="2491" calcext:value-type="float">
            <text:p>2491</text:p>
          </table:table-cell>
          <table:table-cell table:style-name="ce12" table:formula="of:=SQRT([.W50])" office:value-type="float" office:value="49.9099188538711" calcext:value-type="float">
            <text:p>49.91</text:p>
          </table:table-cell>
          <table:table-cell table:style-name="ce33" table:formula="of:=[.W50]/30" office:value-type="float" office:value="83.0333333333333" calcext:value-type="float">
            <text:p>83.03</text:p>
          </table:table-cell>
          <table:table-cell table:style-name="ce33" table:formula="of:=[.X50]/30" office:value-type="float" office:value="1.6636639617957" calcext:value-type="float">
            <text:p>1.66</text:p>
          </table:table-cell>
          <table:table-cell table:style-name="ce12" table:formula="of:=[.Y50]-[.$H$6]" office:value-type="float" office:value="82.5666666666667" calcext:value-type="float">
            <text:p>82.57</text:p>
          </table:table-cell>
          <table:table-cell table:style-name="ce12" table:formula="of:=([.Z50]^2+[.$I$6]^2)^0.5" office:value-type="float" office:value="1.66483232388931" calcext:value-type="float">
            <text:p>1.66</text:p>
          </table:table-cell>
          <table:table-cell table:style-name="ce33" table:formula="of:=[.AA50]/(1-[.AA50]*[.$P$2])" office:value-type="float" office:value="85.4925320128884" calcext:value-type="float">
            <text:p>85.49</text:p>
          </table:table-cell>
          <table:table-cell table:style-name="ce33" table:formula="of:=([.AB50]^2/(1-[.AA50]*[.$P$2])^4+([.AA50]^2/(1-[.AA50]*[.$P$2])^2)^2*[.$Q$2]^2)^0.5" office:value-type="float" office:value="1.79117568561445" calcext:value-type="float">
            <text:p>1.79</text:p>
          </table:table-cell>
          <table:table-cell table:formula="of:=[.AC50]*30" office:value-type="float" office:value="2564.77596038665" calcext:value-type="float">
            <text:p>2564.7759603867</text:p>
          </table:table-cell>
          <table:table-cell table:formula="of:=[.AD50]*30" office:value-type="float" office:value="53.7352705684335" calcext:value-type="float">
            <text:p>53.7352705684</text:p>
          </table:table-cell>
          <table:table-cell table:number-columns-repeated="992"/>
        </table:table-row>
        <table:table-row table:style-name="ro2">
          <table:table-cell/>
          <table:table-cell table:style-name="ce4"/>
          <table:table-cell table:number-columns-repeated="8"/>
          <table:table-cell table:style-name="ce24"/>
          <table:table-cell table:style-name="ce28"/>
          <table:table-cell/>
          <table:table-cell table:style-name="ce29" table:number-columns-repeated="2"/>
          <table:table-cell table:style-name="ce22" table:number-columns-repeated="2"/>
          <table:table-cell table:number-columns-repeated="5"/>
          <table:table-cell table:style-name="Default" office:value-type="float" office:value="2503" calcext:value-type="float">
            <text:p>2503</text:p>
          </table:table-cell>
          <table:table-cell table:style-name="ce12" table:formula="of:=SQRT([.W51])" office:value-type="float" office:value="50.029991005396" calcext:value-type="float">
            <text:p>50.03</text:p>
          </table:table-cell>
          <table:table-cell table:style-name="ce33" table:formula="of:=[.W51]/30" office:value-type="float" office:value="83.4333333333333" calcext:value-type="float">
            <text:p>83.43</text:p>
          </table:table-cell>
          <table:table-cell table:style-name="ce33" table:formula="of:=[.X51]/30" office:value-type="float" office:value="1.66766636684653" calcext:value-type="float">
            <text:p>1.67</text:p>
          </table:table-cell>
          <table:table-cell table:style-name="ce12" table:formula="of:=[.Y51]-[.$H$6]" office:value-type="float" office:value="82.9666666666667" calcext:value-type="float">
            <text:p>82.97</text:p>
          </table:table-cell>
          <table:table-cell table:style-name="ce12" table:formula="of:=([.Z51]^2+[.$I$6]^2)^0.5" office:value-type="float" office:value="1.66883192682786" calcext:value-type="float">
            <text:p>1.67</text:p>
          </table:table-cell>
          <table:table-cell table:style-name="ce33" table:formula="of:=[.AA51]/(1-[.AA51]*[.$P$2])" office:value-type="float" office:value="85.9214570627886" calcext:value-type="float">
            <text:p>85.92</text:p>
          </table:table-cell>
          <table:table-cell table:style-name="ce33" table:formula="of:=([.AB51]^2/(1-[.AA51]*[.$P$2])^4+([.AA51]^2/(1-[.AA51]*[.$P$2])^2)^2*[.$Q$2]^2)^0.5" office:value-type="float" office:value="1.79618719707173" calcext:value-type="float">
            <text:p>1.80</text:p>
          </table:table-cell>
          <table:table-cell table:formula="of:=[.AC51]*30" office:value-type="float" office:value="2577.64371188366" calcext:value-type="float">
            <text:p>2577.6437118837</text:p>
          </table:table-cell>
          <table:table-cell table:formula="of:=[.AD51]*30" office:value-type="float" office:value="53.8856159121519" calcext:value-type="float">
            <text:p>53.8856159122</text:p>
          </table:table-cell>
          <table:table-cell table:number-columns-repeated="992"/>
        </table:table-row>
        <table:table-row table:style-name="ro2" table:number-rows-repeated="5">
          <table:table-cell table:number-columns-repeated="1024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8:19:19.777264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4T18:53:53.434250927</dc:date>
    <meta:editing-duration>PT3H6M46S</meta:editing-duration>
    <meta:editing-cycles>35</meta:editing-cycles>
    <meta:document-statistic meta:table-count="3" meta:cell-count="762" meta:object-count="0"/>
  </office:meta>
</office:document-meta>
</file>